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2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1.1071in"/>
    </style:style>
    <style:style style:name="co9" style:family="table-column">
      <style:table-column-properties fo:break-before="auto" style:column-width="0.9236in"/>
    </style:style>
    <style:style style:name="co10" style:family="table-column">
      <style:table-column-properties fo:break-before="auto" style:column-width="1.133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Peaks_per_Burs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36.73">
            <text:p>36.73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38.21">
            <text:p>38.21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.08">
            <text:p>1.08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6">
            <text:p>16</text:p>
          </table:table-cell>
          <table:table-cell office:value-type="float" office:value="87110">
            <text:p>87110</text:p>
          </table:table-cell>
          <table:table-cell office:value-type="float" office:value="5445">
            <text:p>5445</text:p>
          </table:table-cell>
          <table:table-cell office:value-type="float" office:value="252.6">
            <text:p>252.6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6">
            <text:p>16</text:p>
          </table:table-cell>
          <table:table-cell office:value-type="float" office:value="90610">
            <text:p>90610</text:p>
          </table:table-cell>
          <table:table-cell office:value-type="float" office:value="5663">
            <text:p>5663</text:p>
          </table:table-cell>
          <table:table-cell office:value-type="float" office:value="262.7">
            <text:p>262.7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2563">
            <text:p>2563</text:p>
          </table:table-cell>
          <table:table-cell office:value-type="float" office:value="118.9">
            <text:p>118.9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638">
            <text:p>2638</text:p>
          </table:table-cell>
          <table:table-cell office:value-type="float" office:value="56870">
            <text:p>56870</text:p>
          </table:table-cell>
          <table:table-cell office:value-type="float" office:value="21.56">
            <text:p>21.5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802">
            <text:p>28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83.69">
            <text:p>83.69</text:p>
          </table:table-cell>
          <table:table-cell office:value-type="float" office:value="17.26">
            <text:p>17.26</text:p>
          </table:table-cell>
          <table:table-cell office:value-type="string">
            <text:p>14.51 to 20.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24.59 to 24.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7.26">
            <text:p>17.26</text:p>
          </table:table-cell>
          <table:table-cell office:value-type="float" office:value="23.52">
            <text:p>23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34.01">
            <text:p>34.01</text:p>
          </table:table-cell>
          <table:table-cell office:value-type="float" office:value="-32.41">
            <text:p>-32.41</text:p>
          </table:table-cell>
          <table:table-cell office:value-type="string">
            <text:p>-35.15 to -29.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8.12">
            <text:p>38.12</text:p>
          </table:table-cell>
          <table:table-cell office:value-type="string">
            <text:p>20.63 to 55.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2.41">
            <text:p>-32.41</text:p>
          </table:table-cell>
          <table:table-cell office:value-type="float" office:value="44.29">
            <text:p>44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8.161">
            <text:p>8.1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43.22">
            <text:p>43.22</text:p>
          </table:table-cell>
          <table:table-cell office:value-type="float" office:value="-23.2">
            <text:p>-23.2</text:p>
          </table:table-cell>
          <table:table-cell office:value-type="string">
            <text:p>-25.94 to -20.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49.31">
            <text:p>49.31</text:p>
          </table:table-cell>
          <table:table-cell office:value-type="string">
            <text:p>31.81 to 66.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3.2">
            <text:p>-23.2</text:p>
          </table:table-cell>
          <table:table-cell office:value-type="float" office:value="31.71">
            <text:p>31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10.56">
            <text:p>10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52.84">
            <text:p>52.84</text:p>
          </table:table-cell>
          <table:table-cell office:value-type="float" office:value="-13.59">
            <text:p>-13.59</text:p>
          </table:table-cell>
          <table:table-cell office:value-type="string">
            <text:p>-16.33 to -10.8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60.42">
            <text:p>60.42</text:p>
          </table:table-cell>
          <table:table-cell office:value-type="string">
            <text:p>42.92 to 77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3.59">
            <text:p>-13.59</text:p>
          </table:table-cell>
          <table:table-cell office:value-type="float" office:value="18.56">
            <text:p>18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12.93">
            <text:p>12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61.54">
            <text:p>61.54</text:p>
          </table:table-cell>
          <table:table-cell office:value-type="float" office:value="-4.882">
            <text:p>-4.882</text:p>
          </table:table-cell>
          <table:table-cell office:value-type="string">
            <text:p>-7.623 to -2.1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1.41">
            <text:p>71.41</text:p>
          </table:table-cell>
          <table:table-cell office:value-type="string">
            <text:p>53.91 to 88.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.882">
            <text:p>-4.882</text:p>
          </table:table-cell>
          <table:table-cell office:value-type="float" office:value="6.671">
            <text:p>6.6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15.29">
            <text:p>15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70.52">
            <text:p>70.52</text:p>
          </table:table-cell>
          <table:table-cell office:value-type="float" office:value="4.094">
            <text:p>4.094</text:p>
          </table:table-cell>
          <table:table-cell office:value-type="string">
            <text:p>1.352 to 6.8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81.27">
            <text:p>81.27</text:p>
          </table:table-cell>
          <table:table-cell office:value-type="string">
            <text:p>63.77 to 98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.094">
            <text:p>4.094</text:p>
          </table:table-cell>
          <table:table-cell office:value-type="float" office:value="5.594">
            <text:p>5.5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17.4">
            <text:p>17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28.83">
            <text:p>28.83</text:p>
          </table:table-cell>
          <table:table-cell office:value-type="float" office:value="-37.6">
            <text:p>-37.6</text:p>
          </table:table-cell>
          <table:table-cell office:value-type="string">
            <text:p>-40.34 to -34.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8.9">
            <text:p>28.9</text:p>
          </table:table-cell>
          <table:table-cell office:value-type="string">
            <text:p>11.40 to 46.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7.6">
            <text:p>-37.6</text:p>
          </table:table-cell>
          <table:table-cell office:value-type="float" office:value="51.37">
            <text:p>51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6.187">
            <text:p>6.1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36.84">
            <text:p>36.84</text:p>
          </table:table-cell>
          <table:table-cell office:value-type="float" office:value="-29.59">
            <text:p>-29.59</text:p>
          </table:table-cell>
          <table:table-cell office:value-type="string">
            <text:p>-32.33 to -26.8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7.95">
            <text:p>37.95</text:p>
          </table:table-cell>
          <table:table-cell office:value-type="string">
            <text:p>20.45 to 55.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9.59">
            <text:p>-29.59</text:p>
          </table:table-cell>
          <table:table-cell office:value-type="float" office:value="40.43">
            <text:p>40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8.124">
            <text:p>8.1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49.81">
            <text:p>49.81</text:p>
          </table:table-cell>
          <table:table-cell office:value-type="float" office:value="-16.61">
            <text:p>-16.61</text:p>
          </table:table-cell>
          <table:table-cell office:value-type="string">
            <text:p>-19.35 to -13.8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46.99">
            <text:p>46.99</text:p>
          </table:table-cell>
          <table:table-cell office:value-type="string">
            <text:p>29.49 to 64.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6.61">
            <text:p>-16.61</text:p>
          </table:table-cell>
          <table:table-cell office:value-type="float" office:value="22.7">
            <text:p>22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10.06">
            <text:p>10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57.93">
            <text:p>57.93</text:p>
          </table:table-cell>
          <table:table-cell office:value-type="float" office:value="-8.499">
            <text:p>-8.499</text:p>
          </table:table-cell>
          <table:table-cell office:value-type="string">
            <text:p>-11.24 to -5.75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53.85">
            <text:p>53.85</text:p>
          </table:table-cell>
          <table:table-cell office:value-type="string">
            <text:p>36.35 to 71.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8.499">
            <text:p>-8.499</text:p>
          </table:table-cell>
          <table:table-cell office:value-type="float" office:value="11.61">
            <text:p>11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11.53">
            <text:p>11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32.2">
            <text:p>32.2</text:p>
          </table:table-cell>
          <table:table-cell office:value-type="float" office:value="-34.23">
            <text:p>-34.23</text:p>
          </table:table-cell>
          <table:table-cell office:value-type="string">
            <text:p>-36.61 to -31.8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60.23">
            <text:p>60.23</text:p>
          </table:table-cell>
          <table:table-cell office:value-type="string">
            <text:p>42.74 to 77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4.23">
            <text:p>-34.23</text:p>
          </table:table-cell>
          <table:table-cell office:value-type="float" office:value="53.89">
            <text:p>53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12.89">
            <text:p>12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24.73">
            <text:p>24.73</text:p>
          </table:table-cell>
          <table:table-cell office:value-type="float" office:value="-41.7">
            <text:p>-41.7</text:p>
          </table:table-cell>
          <table:table-cell office:value-type="string">
            <text:p>-44.44 to -38.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5.77">
            <text:p>25.77</text:p>
          </table:table-cell>
          <table:table-cell office:value-type="string">
            <text:p>8.268 to 43.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1.7">
            <text:p>-41.7</text:p>
          </table:table-cell>
          <table:table-cell office:value-type="float" office:value="56.98">
            <text:p>56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77">
            <text:p>25.77</text:p>
          </table:table-cell>
          <table:table-cell office:value-type="float" office:value="5.516">
            <text:p>5.5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33.74">
            <text:p>33.74</text:p>
          </table:table-cell>
          <table:table-cell office:value-type="float" office:value="-32.68">
            <text:p>-32.68</text:p>
          </table:table-cell>
          <table:table-cell office:value-type="string">
            <text:p>-35.43 to -29.9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3.79">
            <text:p>33.79</text:p>
          </table:table-cell>
          <table:table-cell office:value-type="string">
            <text:p>16.29 to 51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2.68">
            <text:p>-32.68</text:p>
          </table:table-cell>
          <table:table-cell office:value-type="float" office:value="44.66">
            <text:p>44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79">
            <text:p>33.79</text:p>
          </table:table-cell>
          <table:table-cell office:value-type="float" office:value="7.233">
            <text:p>7.2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41.75">
            <text:p>41.75</text:p>
          </table:table-cell>
          <table:table-cell office:value-type="float" office:value="-24.67">
            <text:p>-24.67</text:p>
          </table:table-cell>
          <table:table-cell office:value-type="string">
            <text:p>-27.41 to -21.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41.8">
            <text:p>41.8</text:p>
          </table:table-cell>
          <table:table-cell office:value-type="string">
            <text:p>24.31 to 59.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4.67">
            <text:p>-24.67</text:p>
          </table:table-cell>
          <table:table-cell office:value-type="float" office:value="33.71">
            <text:p>33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1.8">
            <text:p>41.8</text:p>
          </table:table-cell>
          <table:table-cell office:value-type="float" office:value="8.949">
            <text:p>8.9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50.23">
            <text:p>50.23</text:p>
          </table:table-cell>
          <table:table-cell office:value-type="float" office:value="-16.19">
            <text:p>-16.19</text:p>
          </table:table-cell>
          <table:table-cell office:value-type="string">
            <text:p>-18.93 to -13.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55.12">
            <text:p>55.12</text:p>
          </table:table-cell>
          <table:table-cell office:value-type="string">
            <text:p>37.63 to 72.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6.19">
            <text:p>-16.19</text:p>
          </table:table-cell>
          <table:table-cell office:value-type="float" office:value="22.12">
            <text:p>22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5.12">
            <text:p>55.12</text:p>
          </table:table-cell>
          <table:table-cell office:value-type="float" office:value="11.8">
            <text:p>11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6.43">
            <text:p>66.43</text:p>
          </table:table-cell>
          <table:table-cell office:value-type="float" office:value="62.67">
            <text:p>62.67</text:p>
          </table:table-cell>
          <table:table-cell office:value-type="float" office:value="-3.758">
            <text:p>-3.758</text:p>
          </table:table-cell>
          <table:table-cell office:value-type="string">
            <text:p>-6.499 to -1.01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67.79">
            <text:p>67.79</text:p>
          </table:table-cell>
          <table:table-cell office:value-type="string">
            <text:p>50.29 to 85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.758">
            <text:p>-3.758</text:p>
          </table:table-cell>
          <table:table-cell office:value-type="float" office:value="5.136">
            <text:p>5.1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7.79">
            <text:p>67.79</text:p>
          </table:table-cell>
          <table:table-cell office:value-type="float" office:value="14.51">
            <text:p>14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34.01">
            <text:p>34.01</text:p>
          </table:table-cell>
          <table:table-cell office:value-type="float" office:value="-49.68">
            <text:p>-49.68</text:p>
          </table:table-cell>
          <table:table-cell office:value-type="string">
            <text:p>-52.42 to -46.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8.12">
            <text:p>38.12</text:p>
          </table:table-cell>
          <table:table-cell office:value-type="string">
            <text:p>20.63 to 55.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9.68">
            <text:p>-49.68</text:p>
          </table:table-cell>
          <table:table-cell office:value-type="float" office:value="67.88">
            <text:p>67.8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8.161">
            <text:p>8.1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43.22">
            <text:p>43.22</text:p>
          </table:table-cell>
          <table:table-cell office:value-type="float" office:value="-40.47">
            <text:p>-40.47</text:p>
          </table:table-cell>
          <table:table-cell office:value-type="string">
            <text:p>-43.21 to -37.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49.31">
            <text:p>49.31</text:p>
          </table:table-cell>
          <table:table-cell office:value-type="string">
            <text:p>31.81 to 66.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0.47">
            <text:p>-40.47</text:p>
          </table:table-cell>
          <table:table-cell office:value-type="float" office:value="55.29">
            <text:p>55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10.56">
            <text:p>10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52.84">
            <text:p>52.84</text:p>
          </table:table-cell>
          <table:table-cell office:value-type="float" office:value="-30.85">
            <text:p>-30.85</text:p>
          </table:table-cell>
          <table:table-cell office:value-type="string">
            <text:p>-33.59 to -28.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60.42">
            <text:p>60.42</text:p>
          </table:table-cell>
          <table:table-cell office:value-type="string">
            <text:p>42.92 to 77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0.85">
            <text:p>-30.85</text:p>
          </table:table-cell>
          <table:table-cell office:value-type="float" office:value="42.15">
            <text:p>42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12.93">
            <text:p>12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61.54">
            <text:p>61.54</text:p>
          </table:table-cell>
          <table:table-cell office:value-type="float" office:value="-22.14">
            <text:p>-22.14</text:p>
          </table:table-cell>
          <table:table-cell office:value-type="string">
            <text:p>-24.89 to -19.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71.41">
            <text:p>71.41</text:p>
          </table:table-cell>
          <table:table-cell office:value-type="string">
            <text:p>53.91 to 88.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2.14">
            <text:p>-22.14</text:p>
          </table:table-cell>
          <table:table-cell office:value-type="float" office:value="30.26">
            <text:p>30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15.29">
            <text:p>15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70.52">
            <text:p>70.52</text:p>
          </table:table-cell>
          <table:table-cell office:value-type="float" office:value="-13.17">
            <text:p>-13.17</text:p>
          </table:table-cell>
          <table:table-cell office:value-type="string">
            <text:p>-15.91 to -10.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81.27">
            <text:p>81.27</text:p>
          </table:table-cell>
          <table:table-cell office:value-type="string">
            <text:p>63.77 to 98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3.17">
            <text:p>-13.17</text:p>
          </table:table-cell>
          <table:table-cell office:value-type="float" office:value="17.99">
            <text:p>17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17.4">
            <text:p>17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28.83">
            <text:p>28.83</text:p>
          </table:table-cell>
          <table:table-cell office:value-type="float" office:value="-54.86">
            <text:p>-54.86</text:p>
          </table:table-cell>
          <table:table-cell office:value-type="string">
            <text:p>-57.60 to -52.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8.9">
            <text:p>28.9</text:p>
          </table:table-cell>
          <table:table-cell office:value-type="string">
            <text:p>11.40 to 46.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54.86">
            <text:p>-54.86</text:p>
          </table:table-cell>
          <table:table-cell office:value-type="float" office:value="74.96">
            <text:p>74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6.187">
            <text:p>6.1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36.84">
            <text:p>36.84</text:p>
          </table:table-cell>
          <table:table-cell office:value-type="float" office:value="-46.85">
            <text:p>-46.85</text:p>
          </table:table-cell>
          <table:table-cell office:value-type="string">
            <text:p>-49.59 to -44.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7.95">
            <text:p>37.95</text:p>
          </table:table-cell>
          <table:table-cell office:value-type="string">
            <text:p>20.45 to 55.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6.85">
            <text:p>-46.85</text:p>
          </table:table-cell>
          <table:table-cell office:value-type="float" office:value="64.01">
            <text:p>64.0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8.124">
            <text:p>8.1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49.81">
            <text:p>49.81</text:p>
          </table:table-cell>
          <table:table-cell office:value-type="float" office:value="-33.87">
            <text:p>-33.87</text:p>
          </table:table-cell>
          <table:table-cell office:value-type="string">
            <text:p>-36.61 to -31.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46.99">
            <text:p>46.99</text:p>
          </table:table-cell>
          <table:table-cell office:value-type="string">
            <text:p>29.49 to 64.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3.87">
            <text:p>-33.87</text:p>
          </table:table-cell>
          <table:table-cell office:value-type="float" office:value="46.28">
            <text:p>46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10.06">
            <text:p>10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57.93">
            <text:p>57.93</text:p>
          </table:table-cell>
          <table:table-cell office:value-type="float" office:value="-25.76">
            <text:p>-25.76</text:p>
          </table:table-cell>
          <table:table-cell office:value-type="string">
            <text:p>-28.50 to -23.0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53.85">
            <text:p>53.85</text:p>
          </table:table-cell>
          <table:table-cell office:value-type="string">
            <text:p>36.35 to 71.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5.76">
            <text:p>-25.76</text:p>
          </table:table-cell>
          <table:table-cell office:value-type="float" office:value="35.2">
            <text:p>35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11.53">
            <text:p>11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32.2">
            <text:p>32.2</text:p>
          </table:table-cell>
          <table:table-cell office:value-type="float" office:value="-51.49">
            <text:p>-51.49</text:p>
          </table:table-cell>
          <table:table-cell office:value-type="string">
            <text:p>-53.87 to -49.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60.23">
            <text:p>60.23</text:p>
          </table:table-cell>
          <table:table-cell office:value-type="string">
            <text:p>42.74 to 77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51.49">
            <text:p>-51.49</text:p>
          </table:table-cell>
          <table:table-cell office:value-type="float" office:value="81.07">
            <text:p>81.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12.89">
            <text:p>12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24.73">
            <text:p>24.73</text:p>
          </table:table-cell>
          <table:table-cell office:value-type="float" office:value="-58.96">
            <text:p>-58.96</text:p>
          </table:table-cell>
          <table:table-cell office:value-type="string">
            <text:p>-61.70 to -56.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5.77">
            <text:p>25.77</text:p>
          </table:table-cell>
          <table:table-cell office:value-type="string">
            <text:p>8.268 to 43.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58.96">
            <text:p>-58.96</text:p>
          </table:table-cell>
          <table:table-cell office:value-type="float" office:value="80.56">
            <text:p>80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77">
            <text:p>25.77</text:p>
          </table:table-cell>
          <table:table-cell office:value-type="float" office:value="5.516">
            <text:p>5.5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33.74">
            <text:p>33.74</text:p>
          </table:table-cell>
          <table:table-cell office:value-type="float" office:value="-49.95">
            <text:p>-49.95</text:p>
          </table:table-cell>
          <table:table-cell office:value-type="string">
            <text:p>-52.69 to -47.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3.79">
            <text:p>33.79</text:p>
          </table:table-cell>
          <table:table-cell office:value-type="string">
            <text:p>16.29 to 51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9.95">
            <text:p>-49.95</text:p>
          </table:table-cell>
          <table:table-cell office:value-type="float" office:value="68.25">
            <text:p>68.2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79">
            <text:p>33.79</text:p>
          </table:table-cell>
          <table:table-cell office:value-type="float" office:value="7.233">
            <text:p>7.2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41.75">
            <text:p>41.75</text:p>
          </table:table-cell>
          <table:table-cell office:value-type="float" office:value="-41.93">
            <text:p>-41.93</text:p>
          </table:table-cell>
          <table:table-cell office:value-type="string">
            <text:p>-44.68 to -39.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41.8">
            <text:p>41.8</text:p>
          </table:table-cell>
          <table:table-cell office:value-type="string">
            <text:p>24.31 to 59.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1.93">
            <text:p>-41.93</text:p>
          </table:table-cell>
          <table:table-cell office:value-type="float" office:value="57.3">
            <text:p>57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1.8">
            <text:p>41.8</text:p>
          </table:table-cell>
          <table:table-cell office:value-type="float" office:value="8.949">
            <text:p>8.9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50.23">
            <text:p>50.23</text:p>
          </table:table-cell>
          <table:table-cell office:value-type="float" office:value="-33.45">
            <text:p>-33.45</text:p>
          </table:table-cell>
          <table:table-cell office:value-type="string">
            <text:p>-36.19 to -30.7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55.12">
            <text:p>55.12</text:p>
          </table:table-cell>
          <table:table-cell office:value-type="string">
            <text:p>37.63 to 72.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3.45">
            <text:p>-33.45</text:p>
          </table:table-cell>
          <table:table-cell office:value-type="float" office:value="45.71">
            <text:p>45.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5.12">
            <text:p>55.12</text:p>
          </table:table-cell>
          <table:table-cell office:value-type="float" office:value="11.8">
            <text:p>11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3.69">
            <text:p>83.69</text:p>
          </table:table-cell>
          <table:table-cell office:value-type="float" office:value="62.67">
            <text:p>62.67</text:p>
          </table:table-cell>
          <table:table-cell office:value-type="float" office:value="-21.02">
            <text:p>-21.02</text:p>
          </table:table-cell>
          <table:table-cell office:value-type="string">
            <text:p>-23.76 to -18.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67.79">
            <text:p>67.79</text:p>
          </table:table-cell>
          <table:table-cell office:value-type="string">
            <text:p>50.29 to 85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1.02">
            <text:p>-21.02</text:p>
          </table:table-cell>
          <table:table-cell office:value-type="float" office:value="28.72">
            <text:p>28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7.79">
            <text:p>67.79</text:p>
          </table:table-cell>
          <table:table-cell office:value-type="float" office:value="14.51">
            <text:p>14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43.22">
            <text:p>43.22</text:p>
          </table:table-cell>
          <table:table-cell office:value-type="float" office:value="9.21">
            <text:p>9.21</text:p>
          </table:table-cell>
          <table:table-cell office:value-type="string">
            <text:p>6.477 to 11.9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49.31">
            <text:p>49.31</text:p>
          </table:table-cell>
          <table:table-cell office:value-type="float" office:value="11.19">
            <text:p>11.19</text:p>
          </table:table-cell>
          <table:table-cell office:value-type="string">
            <text:p>8.453 to 13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.21">
            <text:p>9.21</text:p>
          </table:table-cell>
          <table:table-cell office:value-type="float" office:value="12.62">
            <text:p>12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1.19">
            <text:p>11.19</text:p>
          </table:table-cell>
          <table:table-cell office:value-type="float" office:value="15.33">
            <text:p>15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52.84">
            <text:p>52.84</text:p>
          </table:table-cell>
          <table:table-cell office:value-type="float" office:value="18.83">
            <text:p>18.83</text:p>
          </table:table-cell>
          <table:table-cell office:value-type="string">
            <text:p>16.09 to 21.5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60.42">
            <text:p>60.42</text:p>
          </table:table-cell>
          <table:table-cell office:value-type="float" office:value="22.3">
            <text:p>22.3</text:p>
          </table:table-cell>
          <table:table-cell office:value-type="string">
            <text:p>19.56 to 25.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8.83">
            <text:p>18.83</text:p>
          </table:table-cell>
          <table:table-cell office:value-type="float" office:value="25.81">
            <text:p>25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2.3">
            <text:p>22.3</text:p>
          </table:table-cell>
          <table:table-cell office:value-type="float" office:value="30.56">
            <text:p>30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61.54">
            <text:p>61.54</text:p>
          </table:table-cell>
          <table:table-cell office:value-type="float" office:value="27.53">
            <text:p>27.53</text:p>
          </table:table-cell>
          <table:table-cell office:value-type="string">
            <text:p>24.80 to 30.2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71.41">
            <text:p>71.41</text:p>
          </table:table-cell>
          <table:table-cell office:value-type="float" office:value="33.28">
            <text:p>33.28</text:p>
          </table:table-cell>
          <table:table-cell office:value-type="string">
            <text:p>30.55 to 36.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53">
            <text:p>27.53</text:p>
          </table:table-cell>
          <table:table-cell office:value-type="float" office:value="37.74">
            <text:p>37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28">
            <text:p>33.28</text:p>
          </table:table-cell>
          <table:table-cell office:value-type="float" office:value="45.62">
            <text:p>45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70.52">
            <text:p>70.52</text:p>
          </table:table-cell>
          <table:table-cell office:value-type="float" office:value="36.51">
            <text:p>36.51</text:p>
          </table:table-cell>
          <table:table-cell office:value-type="string">
            <text:p>33.77 to 39.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81.27">
            <text:p>81.27</text:p>
          </table:table-cell>
          <table:table-cell office:value-type="float" office:value="43.15">
            <text:p>43.15</text:p>
          </table:table-cell>
          <table:table-cell office:value-type="string">
            <text:p>40.42 to 45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51">
            <text:p>36.51</text:p>
          </table:table-cell>
          <table:table-cell office:value-type="float" office:value="50.04">
            <text:p>50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3.15">
            <text:p>43.15</text:p>
          </table:table-cell>
          <table:table-cell office:value-type="float" office:value="59.14">
            <text:p>59.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28.83">
            <text:p>28.83</text:p>
          </table:table-cell>
          <table:table-cell office:value-type="float" office:value="-5.185">
            <text:p>-5.185</text:p>
          </table:table-cell>
          <table:table-cell office:value-type="string">
            <text:p>-7.918 to -2.4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28.9">
            <text:p>28.9</text:p>
          </table:table-cell>
          <table:table-cell office:value-type="float" office:value="-9.222">
            <text:p>-9.222</text:p>
          </table:table-cell>
          <table:table-cell office:value-type="string">
            <text:p>-11.95 to -6.4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5.185">
            <text:p>-5.185</text:p>
          </table:table-cell>
          <table:table-cell office:value-type="float" office:value="7.107">
            <text:p>7.1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9.222">
            <text:p>-9.222</text:p>
          </table:table-cell>
          <table:table-cell office:value-type="float" office:value="12.64">
            <text:p>12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36.84">
            <text:p>36.84</text:p>
          </table:table-cell>
          <table:table-cell office:value-type="float" office:value="2.827">
            <text:p>2.827</text:p>
          </table:table-cell>
          <table:table-cell office:value-type="string">
            <text:p>0.09457 to 5.5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37.95">
            <text:p>37.95</text:p>
          </table:table-cell>
          <table:table-cell office:value-type="float" office:value="-0.1728">
            <text:p>-0.1728</text:p>
          </table:table-cell>
          <table:table-cell office:value-type="string">
            <text:p>-2.905 to 2.5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27">
            <text:p>2.827</text:p>
          </table:table-cell>
          <table:table-cell office:value-type="float" office:value="3.875">
            <text:p>3.8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1728">
            <text:p>-0.1728</text:p>
          </table:table-cell>
          <table:table-cell office:value-type="float" office:value="0.2369">
            <text:p>0.236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49.81">
            <text:p>49.81</text:p>
          </table:table-cell>
          <table:table-cell office:value-type="float" office:value="15.8">
            <text:p>15.8</text:p>
          </table:table-cell>
          <table:table-cell office:value-type="string">
            <text:p>13.07 to 18.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46.99">
            <text:p>46.99</text:p>
          </table:table-cell>
          <table:table-cell office:value-type="float" office:value="8.864">
            <text:p>8.864</text:p>
          </table:table-cell>
          <table:table-cell office:value-type="string">
            <text:p>6.132 to 11.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5.8">
            <text:p>15.8</text:p>
          </table:table-cell>
          <table:table-cell office:value-type="float" office:value="21.66">
            <text:p>21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864">
            <text:p>8.864</text:p>
          </table:table-cell>
          <table:table-cell office:value-type="float" office:value="12.15">
            <text:p>12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57.93">
            <text:p>57.93</text:p>
          </table:table-cell>
          <table:table-cell office:value-type="float" office:value="23.91">
            <text:p>23.91</text:p>
          </table:table-cell>
          <table:table-cell office:value-type="string">
            <text:p>21.18 to 26.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53.85">
            <text:p>53.85</text:p>
          </table:table-cell>
          <table:table-cell office:value-type="float" office:value="15.73">
            <text:p>15.73</text:p>
          </table:table-cell>
          <table:table-cell office:value-type="string">
            <text:p>13.00 to 18.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3.91">
            <text:p>23.91</text:p>
          </table:table-cell>
          <table:table-cell office:value-type="float" office:value="32.78">
            <text:p>32.7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5.73">
            <text:p>15.73</text:p>
          </table:table-cell>
          <table:table-cell office:value-type="float" office:value="21.56">
            <text:p>21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32.2">
            <text:p>32.2</text:p>
          </table:table-cell>
          <table:table-cell office:value-type="float" office:value="-1.814">
            <text:p>-1.814</text:p>
          </table:table-cell>
          <table:table-cell office:value-type="string">
            <text:p>-4.183 to 0.55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60.23">
            <text:p>60.23</text:p>
          </table:table-cell>
          <table:table-cell office:value-type="float" office:value="22.11">
            <text:p>22.11</text:p>
          </table:table-cell>
          <table:table-cell office:value-type="string">
            <text:p>19.38 to 24.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14">
            <text:p>-1.814</text:p>
          </table:table-cell>
          <table:table-cell office:value-type="float" office:value="2.867">
            <text:p>2.867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2.11">
            <text:p>22.11</text:p>
          </table:table-cell>
          <table:table-cell office:value-type="float" office:value="30.31">
            <text:p>30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24.73">
            <text:p>24.73</text:p>
          </table:table-cell>
          <table:table-cell office:value-type="float" office:value="-9.284">
            <text:p>-9.284</text:p>
          </table:table-cell>
          <table:table-cell office:value-type="string">
            <text:p>-12.02 to -6.55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25.77">
            <text:p>25.77</text:p>
          </table:table-cell>
          <table:table-cell office:value-type="float" office:value="-12.36">
            <text:p>-12.36</text:p>
          </table:table-cell>
          <table:table-cell office:value-type="string">
            <text:p>-15.09 to -9.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9.284">
            <text:p>-9.284</text:p>
          </table:table-cell>
          <table:table-cell office:value-type="float" office:value="12.73">
            <text:p>12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2.36">
            <text:p>-12.36</text:p>
          </table:table-cell>
          <table:table-cell office:value-type="float" office:value="16.94">
            <text:p>16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33.74">
            <text:p>33.74</text:p>
          </table:table-cell>
          <table:table-cell office:value-type="float" office:value="-0.2716">
            <text:p>-0.2716</text:p>
          </table:table-cell>
          <table:table-cell office:value-type="string">
            <text:p>-3.004 to 2.46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33.79">
            <text:p>33.79</text:p>
          </table:table-cell>
          <table:table-cell office:value-type="float" office:value="-4.333">
            <text:p>-4.333</text:p>
          </table:table-cell>
          <table:table-cell office:value-type="string">
            <text:p>-7.066 to -1.6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716">
            <text:p>-0.2716</text:p>
          </table:table-cell>
          <table:table-cell office:value-type="float" office:value="0.3723">
            <text:p>0.372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.333">
            <text:p>-4.333</text:p>
          </table:table-cell>
          <table:table-cell office:value-type="float" office:value="5.94">
            <text:p>5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41.75">
            <text:p>41.75</text:p>
          </table:table-cell>
          <table:table-cell office:value-type="float" office:value="7.741">
            <text:p>7.741</text:p>
          </table:table-cell>
          <table:table-cell office:value-type="string">
            <text:p>5.008 to 10.4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41.8">
            <text:p>41.8</text:p>
          </table:table-cell>
          <table:table-cell office:value-type="float" office:value="3.679">
            <text:p>3.679</text:p>
          </table:table-cell>
          <table:table-cell office:value-type="string">
            <text:p>0.9464 to 6.4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.741">
            <text:p>7.741</text:p>
          </table:table-cell>
          <table:table-cell office:value-type="float" office:value="10.61">
            <text:p>10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679">
            <text:p>3.679</text:p>
          </table:table-cell>
          <table:table-cell office:value-type="float" office:value="5.043">
            <text:p>5.0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50.23">
            <text:p>50.23</text:p>
          </table:table-cell>
          <table:table-cell office:value-type="float" office:value="16.22">
            <text:p>16.22</text:p>
          </table:table-cell>
          <table:table-cell office:value-type="string">
            <text:p>13.49 to 18.9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55.12">
            <text:p>55.12</text:p>
          </table:table-cell>
          <table:table-cell office:value-type="float" office:value="17">
            <text:p>17</text:p>
          </table:table-cell>
          <table:table-cell office:value-type="string">
            <text:p>14.27 to 19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6.22">
            <text:p>16.22</text:p>
          </table:table-cell>
          <table:table-cell office:value-type="float" office:value="22.24">
            <text:p>22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7">
            <text:p>17</text:p>
          </table:table-cell>
          <table:table-cell office:value-type="float" office:value="23.3">
            <text:p>23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4.01">
            <text:p>34.01</text:p>
          </table:table-cell>
          <table:table-cell office:value-type="float" office:value="62.67">
            <text:p>62.67</text:p>
          </table:table-cell>
          <table:table-cell office:value-type="float" office:value="28.65">
            <text:p>28.65</text:p>
          </table:table-cell>
          <table:table-cell office:value-type="string">
            <text:p>25.92 to 31.3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12">
            <text:p>38.12</text:p>
          </table:table-cell>
          <table:table-cell office:value-type="float" office:value="67.79">
            <text:p>67.79</text:p>
          </table:table-cell>
          <table:table-cell office:value-type="float" office:value="29.67">
            <text:p>29.67</text:p>
          </table:table-cell>
          <table:table-cell office:value-type="string">
            <text:p>26.93 to 32.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65">
            <text:p>28.65</text:p>
          </table:table-cell>
          <table:table-cell office:value-type="float" office:value="39.28">
            <text:p>39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9.67">
            <text:p>29.67</text:p>
          </table:table-cell>
          <table:table-cell office:value-type="float" office:value="40.66">
            <text:p>40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52.84">
            <text:p>52.84</text:p>
          </table:table-cell>
          <table:table-cell office:value-type="float" office:value="9.617">
            <text:p>9.617</text:p>
          </table:table-cell>
          <table:table-cell office:value-type="string">
            <text:p>6.885 to 12.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60.42">
            <text:p>60.42</text:p>
          </table:table-cell>
          <table:table-cell office:value-type="float" office:value="11.11">
            <text:p>11.11</text:p>
          </table:table-cell>
          <table:table-cell office:value-type="string">
            <text:p>8.379 to 13.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.617">
            <text:p>9.617</text:p>
          </table:table-cell>
          <table:table-cell office:value-type="float" office:value="13.18">
            <text:p>13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1.11">
            <text:p>11.11</text:p>
          </table:table-cell>
          <table:table-cell office:value-type="float" office:value="15.23">
            <text:p>15.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61.54">
            <text:p>61.54</text:p>
          </table:table-cell>
          <table:table-cell office:value-type="float" office:value="18.32">
            <text:p>18.32</text:p>
          </table:table-cell>
          <table:table-cell office:value-type="string">
            <text:p>15.59 to 21.0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71.41">
            <text:p>71.41</text:p>
          </table:table-cell>
          <table:table-cell office:value-type="float" office:value="22.1">
            <text:p>22.1</text:p>
          </table:table-cell>
          <table:table-cell office:value-type="string">
            <text:p>19.37 to 24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8.32">
            <text:p>18.32</text:p>
          </table:table-cell>
          <table:table-cell office:value-type="float" office:value="25.11">
            <text:p>25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2.1">
            <text:p>22.1</text:p>
          </table:table-cell>
          <table:table-cell office:value-type="float" office:value="30.29">
            <text:p>30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70.52">
            <text:p>70.52</text:p>
          </table:table-cell>
          <table:table-cell office:value-type="float" office:value="27.3">
            <text:p>27.3</text:p>
          </table:table-cell>
          <table:table-cell office:value-type="string">
            <text:p>24.56 to 30.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81.27">
            <text:p>81.27</text:p>
          </table:table-cell>
          <table:table-cell office:value-type="float" office:value="31.96">
            <text:p>31.96</text:p>
          </table:table-cell>
          <table:table-cell office:value-type="string">
            <text:p>29.23 to 34.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7.3">
            <text:p>27.3</text:p>
          </table:table-cell>
          <table:table-cell office:value-type="float" office:value="37.41">
            <text:p>37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1.96">
            <text:p>31.96</text:p>
          </table:table-cell>
          <table:table-cell office:value-type="float" office:value="43.81">
            <text:p>43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28.83">
            <text:p>28.83</text:p>
          </table:table-cell>
          <table:table-cell office:value-type="float" office:value="-14.4">
            <text:p>-14.4</text:p>
          </table:table-cell>
          <table:table-cell office:value-type="string">
            <text:p>-17.13 to -11.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28.9">
            <text:p>28.9</text:p>
          </table:table-cell>
          <table:table-cell office:value-type="float" office:value="-20.41">
            <text:p>-20.41</text:p>
          </table:table-cell>
          <table:table-cell office:value-type="string">
            <text:p>-23.14 to -17.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4.4">
            <text:p>-14.4</text:p>
          </table:table-cell>
          <table:table-cell office:value-type="float" office:value="19.73">
            <text:p>19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0.41">
            <text:p>-20.41</text:p>
          </table:table-cell>
          <table:table-cell office:value-type="float" office:value="27.97">
            <text:p>27.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36.84">
            <text:p>36.84</text:p>
          </table:table-cell>
          <table:table-cell office:value-type="float" office:value="-6.383">
            <text:p>-6.383</text:p>
          </table:table-cell>
          <table:table-cell office:value-type="string">
            <text:p>-9.115 to -3.65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37.95">
            <text:p>37.95</text:p>
          </table:table-cell>
          <table:table-cell office:value-type="float" office:value="-11.36">
            <text:p>-11.36</text:p>
          </table:table-cell>
          <table:table-cell office:value-type="string">
            <text:p>-14.09 to -8.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6.383">
            <text:p>-6.383</text:p>
          </table:table-cell>
          <table:table-cell office:value-type="float" office:value="8.749">
            <text:p>8.7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1.36">
            <text:p>-11.36</text:p>
          </table:table-cell>
          <table:table-cell office:value-type="float" office:value="15.57">
            <text:p>15.5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49.81">
            <text:p>49.81</text:p>
          </table:table-cell>
          <table:table-cell office:value-type="float" office:value="6.593">
            <text:p>6.593</text:p>
          </table:table-cell>
          <table:table-cell office:value-type="string">
            <text:p>3.860 to 9.32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46.99">
            <text:p>46.99</text:p>
          </table:table-cell>
          <table:table-cell office:value-type="float" office:value="-2.321">
            <text:p>-2.321</text:p>
          </table:table-cell>
          <table:table-cell office:value-type="string">
            <text:p>-5.054 to 0.41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.593">
            <text:p>6.593</text:p>
          </table:table-cell>
          <table:table-cell office:value-type="float" office:value="9.036">
            <text:p>9.0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.321">
            <text:p>-2.321</text:p>
          </table:table-cell>
          <table:table-cell office:value-type="float" office:value="3.181">
            <text:p>3.181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57.93">
            <text:p>57.93</text:p>
          </table:table-cell>
          <table:table-cell office:value-type="float" office:value="14.7">
            <text:p>14.7</text:p>
          </table:table-cell>
          <table:table-cell office:value-type="string">
            <text:p>11.97 to 17.4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53.85">
            <text:p>53.85</text:p>
          </table:table-cell>
          <table:table-cell office:value-type="float" office:value="4.543">
            <text:p>4.543</text:p>
          </table:table-cell>
          <table:table-cell office:value-type="string">
            <text:p>1.811 to 7.2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4.7">
            <text:p>14.7</text:p>
          </table:table-cell>
          <table:table-cell office:value-type="float" office:value="20.15">
            <text:p>20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.543">
            <text:p>4.543</text:p>
          </table:table-cell>
          <table:table-cell office:value-type="float" office:value="6.227">
            <text:p>6.2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32.2">
            <text:p>32.2</text:p>
          </table:table-cell>
          <table:table-cell office:value-type="float" office:value="-11.02">
            <text:p>-11.02</text:p>
          </table:table-cell>
          <table:table-cell office:value-type="string">
            <text:p>-13.39 to -8.6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60.23">
            <text:p>60.23</text:p>
          </table:table-cell>
          <table:table-cell office:value-type="float" office:value="10.93">
            <text:p>10.93</text:p>
          </table:table-cell>
          <table:table-cell office:value-type="string">
            <text:p>8.193 to 13.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1.02">
            <text:p>-11.02</text:p>
          </table:table-cell>
          <table:table-cell office:value-type="float" office:value="17.43">
            <text:p>17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0.93">
            <text:p>10.93</text:p>
          </table:table-cell>
          <table:table-cell office:value-type="float" office:value="14.98">
            <text:p>14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24.73">
            <text:p>24.73</text:p>
          </table:table-cell>
          <table:table-cell office:value-type="float" office:value="-18.49">
            <text:p>-18.49</text:p>
          </table:table-cell>
          <table:table-cell office:value-type="string">
            <text:p>-21.23 to -15.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25.77">
            <text:p>25.77</text:p>
          </table:table-cell>
          <table:table-cell office:value-type="float" office:value="-23.54">
            <text:p>-23.54</text:p>
          </table:table-cell>
          <table:table-cell office:value-type="string">
            <text:p>-26.28 to -20.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8.49">
            <text:p>-18.49</text:p>
          </table:table-cell>
          <table:table-cell office:value-type="float" office:value="25.35">
            <text:p>25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3.54">
            <text:p>-23.54</text:p>
          </table:table-cell>
          <table:table-cell office:value-type="float" office:value="32.27">
            <text:p>32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33.74">
            <text:p>33.74</text:p>
          </table:table-cell>
          <table:table-cell office:value-type="float" office:value="-9.481">
            <text:p>-9.481</text:p>
          </table:table-cell>
          <table:table-cell office:value-type="string">
            <text:p>-12.21 to -6.74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33.79">
            <text:p>33.79</text:p>
          </table:table-cell>
          <table:table-cell office:value-type="float" office:value="-15.52">
            <text:p>-15.52</text:p>
          </table:table-cell>
          <table:table-cell office:value-type="string">
            <text:p>-18.25 to -12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9.481">
            <text:p>-9.481</text:p>
          </table:table-cell>
          <table:table-cell office:value-type="float" office:value="13">
            <text:p>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5.52">
            <text:p>-15.52</text:p>
          </table:table-cell>
          <table:table-cell office:value-type="float" office:value="21.27">
            <text:p>21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41.75">
            <text:p>41.75</text:p>
          </table:table-cell>
          <table:table-cell office:value-type="float" office:value="-1.469">
            <text:p>-1.469</text:p>
          </table:table-cell>
          <table:table-cell office:value-type="string">
            <text:p>-4.202 to 1.26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41.8">
            <text:p>41.8</text:p>
          </table:table-cell>
          <table:table-cell office:value-type="float" office:value="-7.506">
            <text:p>-7.506</text:p>
          </table:table-cell>
          <table:table-cell office:value-type="string">
            <text:p>-10.24 to -4.7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469">
            <text:p>-1.469</text:p>
          </table:table-cell>
          <table:table-cell office:value-type="float" office:value="2.014">
            <text:p>2.01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7.506">
            <text:p>-7.506</text:p>
          </table:table-cell>
          <table:table-cell office:value-type="float" office:value="10.29">
            <text:p>10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50.23">
            <text:p>50.23</text:p>
          </table:table-cell>
          <table:table-cell office:value-type="float" office:value="7.012">
            <text:p>7.012</text:p>
          </table:table-cell>
          <table:table-cell office:value-type="string">
            <text:p>4.280 to 9.7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55.12">
            <text:p>55.12</text:p>
          </table:table-cell>
          <table:table-cell office:value-type="float" office:value="5.815">
            <text:p>5.815</text:p>
          </table:table-cell>
          <table:table-cell office:value-type="string">
            <text:p>3.082 to 8.5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.012">
            <text:p>7.012</text:p>
          </table:table-cell>
          <table:table-cell office:value-type="float" office:value="9.612">
            <text:p>9.6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.815">
            <text:p>5.815</text:p>
          </table:table-cell>
          <table:table-cell office:value-type="float" office:value="7.97">
            <text:p>7.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3.22">
            <text:p>43.22</text:p>
          </table:table-cell>
          <table:table-cell office:value-type="float" office:value="62.67">
            <text:p>62.67</text:p>
          </table:table-cell>
          <table:table-cell office:value-type="float" office:value="19.44">
            <text:p>19.44</text:p>
          </table:table-cell>
          <table:table-cell office:value-type="string">
            <text:p>16.71 to 22.1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9.31">
            <text:p>49.31</text:p>
          </table:table-cell>
          <table:table-cell office:value-type="float" office:value="67.79">
            <text:p>67.79</text:p>
          </table:table-cell>
          <table:table-cell office:value-type="float" office:value="18.48">
            <text:p>18.48</text:p>
          </table:table-cell>
          <table:table-cell office:value-type="string">
            <text:p>15.75 to 21.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9.44">
            <text:p>19.44</text:p>
          </table:table-cell>
          <table:table-cell office:value-type="float" office:value="26.65">
            <text:p>26.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8.48">
            <text:p>18.48</text:p>
          </table:table-cell>
          <table:table-cell office:value-type="float" office:value="25.33">
            <text:p>25.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61.54">
            <text:p>61.54</text:p>
          </table:table-cell>
          <table:table-cell office:value-type="float" office:value="8.704">
            <text:p>8.704</text:p>
          </table:table-cell>
          <table:table-cell office:value-type="string">
            <text:p>5.971 to 11.4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71.41">
            <text:p>71.41</text:p>
          </table:table-cell>
          <table:table-cell office:value-type="float" office:value="10.99">
            <text:p>10.99</text:p>
          </table:table-cell>
          <table:table-cell office:value-type="string">
            <text:p>8.255 to 13.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.704">
            <text:p>8.704</text:p>
          </table:table-cell>
          <table:table-cell office:value-type="float" office:value="11.93">
            <text:p>11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0.99">
            <text:p>10.99</text:p>
          </table:table-cell>
          <table:table-cell office:value-type="float" office:value="15.06">
            <text:p>15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70.52">
            <text:p>70.52</text:p>
          </table:table-cell>
          <table:table-cell office:value-type="float" office:value="17.68">
            <text:p>17.68</text:p>
          </table:table-cell>
          <table:table-cell office:value-type="string">
            <text:p>14.95 to 20.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81.27">
            <text:p>81.27</text:p>
          </table:table-cell>
          <table:table-cell office:value-type="float" office:value="20.85">
            <text:p>20.85</text:p>
          </table:table-cell>
          <table:table-cell office:value-type="string">
            <text:p>18.12 to 23.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7.68">
            <text:p>17.68</text:p>
          </table:table-cell>
          <table:table-cell office:value-type="float" office:value="24.23">
            <text:p>24.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0.85">
            <text:p>20.85</text:p>
          </table:table-cell>
          <table:table-cell office:value-type="float" office:value="28.58">
            <text:p>28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28.83">
            <text:p>28.83</text:p>
          </table:table-cell>
          <table:table-cell office:value-type="float" office:value="-24.01">
            <text:p>-24.01</text:p>
          </table:table-cell>
          <table:table-cell office:value-type="string">
            <text:p>-26.74 to -21.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28.9">
            <text:p>28.9</text:p>
          </table:table-cell>
          <table:table-cell office:value-type="float" office:value="-31.52">
            <text:p>-31.52</text:p>
          </table:table-cell>
          <table:table-cell office:value-type="string">
            <text:p>-34.25 to -28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4.01">
            <text:p>-24.01</text:p>
          </table:table-cell>
          <table:table-cell office:value-type="float" office:value="32.91">
            <text:p>32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1.52">
            <text:p>-31.52</text:p>
          </table:table-cell>
          <table:table-cell office:value-type="float" office:value="43.2">
            <text:p>4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36.84">
            <text:p>36.84</text:p>
          </table:table-cell>
          <table:table-cell office:value-type="float" office:value="-16">
            <text:p>-16</text:p>
          </table:table-cell>
          <table:table-cell office:value-type="string">
            <text:p>-18.73 to -13.2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37.95">
            <text:p>37.95</text:p>
          </table:table-cell>
          <table:table-cell office:value-type="float" office:value="-22.47">
            <text:p>-22.47</text:p>
          </table:table-cell>
          <table:table-cell office:value-type="string">
            <text:p>-25.20 to -19.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6">
            <text:p>-16</text:p>
          </table:table-cell>
          <table:table-cell office:value-type="float" office:value="21.93">
            <text:p>21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2.47">
            <text:p>-22.47</text:p>
          </table:table-cell>
          <table:table-cell office:value-type="float" office:value="30.8">
            <text:p>30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49.81">
            <text:p>49.81</text:p>
          </table:table-cell>
          <table:table-cell office:value-type="float" office:value="-3.025">
            <text:p>-3.025</text:p>
          </table:table-cell>
          <table:table-cell office:value-type="string">
            <text:p>-5.757 to -0.29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46.99">
            <text:p>46.99</text:p>
          </table:table-cell>
          <table:table-cell office:value-type="float" office:value="-13.43">
            <text:p>-13.43</text:p>
          </table:table-cell>
          <table:table-cell office:value-type="string">
            <text:p>-16.16 to -10.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.025">
            <text:p>-3.025</text:p>
          </table:table-cell>
          <table:table-cell office:value-type="float" office:value="4.146">
            <text:p>4.1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3.43">
            <text:p>-13.43</text:p>
          </table:table-cell>
          <table:table-cell office:value-type="float" office:value="18.41">
            <text:p>18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57.93">
            <text:p>57.93</text:p>
          </table:table-cell>
          <table:table-cell office:value-type="float" office:value="5.086">
            <text:p>5.086</text:p>
          </table:table-cell>
          <table:table-cell office:value-type="string">
            <text:p>2.354 to 7.8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53.85">
            <text:p>53.85</text:p>
          </table:table-cell>
          <table:table-cell office:value-type="float" office:value="-6.568">
            <text:p>-6.568</text:p>
          </table:table-cell>
          <table:table-cell office:value-type="string">
            <text:p>-9.301 to -3.8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.086">
            <text:p>5.086</text:p>
          </table:table-cell>
          <table:table-cell office:value-type="float" office:value="6.972">
            <text:p>6.9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6.568">
            <text:p>-6.568</text:p>
          </table:table-cell>
          <table:table-cell office:value-type="float" office:value="9.003">
            <text:p>9.0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32.2">
            <text:p>32.2</text:p>
          </table:table-cell>
          <table:table-cell office:value-type="float" office:value="-20.64">
            <text:p>-20.64</text:p>
          </table:table-cell>
          <table:table-cell office:value-type="string">
            <text:p>-23.01 to -18.2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60.23">
            <text:p>60.23</text:p>
          </table:table-cell>
          <table:table-cell office:value-type="float" office:value="-0.1852">
            <text:p>-0.1852</text:p>
          </table:table-cell>
          <table:table-cell office:value-type="string">
            <text:p>-2.918 to 2.5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0.64">
            <text:p>-20.64</text:p>
          </table:table-cell>
          <table:table-cell office:value-type="float" office:value="32.64">
            <text:p>32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1852">
            <text:p>-0.1852</text:p>
          </table:table-cell>
          <table:table-cell office:value-type="float" office:value="0.2538">
            <text:p>0.253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24.73">
            <text:p>24.73</text:p>
          </table:table-cell>
          <table:table-cell office:value-type="float" office:value="-28.11">
            <text:p>-28.11</text:p>
          </table:table-cell>
          <table:table-cell office:value-type="string">
            <text:p>-30.84 to -25.3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25.77">
            <text:p>25.77</text:p>
          </table:table-cell>
          <table:table-cell office:value-type="float" office:value="-34.65">
            <text:p>-34.65</text:p>
          </table:table-cell>
          <table:table-cell office:value-type="string">
            <text:p>-37.39 to -31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8.11">
            <text:p>-28.11</text:p>
          </table:table-cell>
          <table:table-cell office:value-type="float" office:value="38.53">
            <text:p>38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4.65">
            <text:p>-34.65</text:p>
          </table:table-cell>
          <table:table-cell office:value-type="float" office:value="47.5">
            <text:p>47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33.74">
            <text:p>33.74</text:p>
          </table:table-cell>
          <table:table-cell office:value-type="float" office:value="-19.1">
            <text:p>-19.1</text:p>
          </table:table-cell>
          <table:table-cell office:value-type="string">
            <text:p>-21.83 to -16.3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33.79">
            <text:p>33.79</text:p>
          </table:table-cell>
          <table:table-cell office:value-type="float" office:value="-26.63">
            <text:p>-26.63</text:p>
          </table:table-cell>
          <table:table-cell office:value-type="string">
            <text:p>-29.36 to -23.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9.1">
            <text:p>-19.1</text:p>
          </table:table-cell>
          <table:table-cell office:value-type="float" office:value="26.18">
            <text:p>26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6.63">
            <text:p>-26.63</text:p>
          </table:table-cell>
          <table:table-cell office:value-type="float" office:value="36.5">
            <text:p>36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41.75">
            <text:p>41.75</text:p>
          </table:table-cell>
          <table:table-cell office:value-type="float" office:value="-11.09">
            <text:p>-11.09</text:p>
          </table:table-cell>
          <table:table-cell office:value-type="string">
            <text:p>-13.82 to -8.3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41.8">
            <text:p>41.8</text:p>
          </table:table-cell>
          <table:table-cell office:value-type="float" office:value="-18.62">
            <text:p>-18.62</text:p>
          </table:table-cell>
          <table:table-cell office:value-type="string">
            <text:p>-21.35 to -15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1.09">
            <text:p>-11.09</text:p>
          </table:table-cell>
          <table:table-cell office:value-type="float" office:value="15.2">
            <text:p>15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8.62">
            <text:p>-18.62</text:p>
          </table:table-cell>
          <table:table-cell office:value-type="float" office:value="25.52">
            <text:p>25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50.23">
            <text:p>50.23</text:p>
          </table:table-cell>
          <table:table-cell office:value-type="float" office:value="-2.605">
            <text:p>-2.605</text:p>
          </table:table-cell>
          <table:table-cell office:value-type="string">
            <text:p>-5.338 to 0.12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55.12">
            <text:p>55.12</text:p>
          </table:table-cell>
          <table:table-cell office:value-type="float" office:value="-5.296">
            <text:p>-5.296</text:p>
          </table:table-cell>
          <table:table-cell office:value-type="string">
            <text:p>-8.029 to -2.5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605">
            <text:p>-2.605</text:p>
          </table:table-cell>
          <table:table-cell office:value-type="float" office:value="3.571">
            <text:p>3.57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5.296">
            <text:p>-5.296</text:p>
          </table:table-cell>
          <table:table-cell office:value-type="float" office:value="7.26">
            <text:p>7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2.84">
            <text:p>52.84</text:p>
          </table:table-cell>
          <table:table-cell office:value-type="float" office:value="62.67">
            <text:p>62.67</text:p>
          </table:table-cell>
          <table:table-cell office:value-type="float" office:value="9.827">
            <text:p>9.827</text:p>
          </table:table-cell>
          <table:table-cell office:value-type="string">
            <text:p>7.095 to 12.5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42">
            <text:p>60.42</text:p>
          </table:table-cell>
          <table:table-cell office:value-type="float" office:value="67.79">
            <text:p>67.79</text:p>
          </table:table-cell>
          <table:table-cell office:value-type="float" office:value="7.37">
            <text:p>7.37</text:p>
          </table:table-cell>
          <table:table-cell office:value-type="string">
            <text:p>4.638 to 10.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.827">
            <text:p>9.827</text:p>
          </table:table-cell>
          <table:table-cell office:value-type="float" office:value="13.47">
            <text:p>13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.37">
            <text:p>7.37</text:p>
          </table:table-cell>
          <table:table-cell office:value-type="float" office:value="10.1">
            <text:p>10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70.52">
            <text:p>70.52</text:p>
          </table:table-cell>
          <table:table-cell office:value-type="float" office:value="8.975">
            <text:p>8.975</text:p>
          </table:table-cell>
          <table:table-cell office:value-type="string">
            <text:p>6.243 to 11.7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81.27">
            <text:p>81.27</text:p>
          </table:table-cell>
          <table:table-cell office:value-type="float" office:value="9.864">
            <text:p>9.864</text:p>
          </table:table-cell>
          <table:table-cell office:value-type="string">
            <text:p>7.132 to 12.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.975">
            <text:p>8.975</text:p>
          </table:table-cell>
          <table:table-cell office:value-type="float" office:value="12.3">
            <text:p>12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.864">
            <text:p>9.864</text:p>
          </table:table-cell>
          <table:table-cell office:value-type="float" office:value="13.52">
            <text:p>13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28.83">
            <text:p>28.83</text:p>
          </table:table-cell>
          <table:table-cell office:value-type="float" office:value="-32.72">
            <text:p>-32.72</text:p>
          </table:table-cell>
          <table:table-cell office:value-type="string">
            <text:p>-35.45 to -29.9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28.9">
            <text:p>28.9</text:p>
          </table:table-cell>
          <table:table-cell office:value-type="float" office:value="-42.51">
            <text:p>-42.51</text:p>
          </table:table-cell>
          <table:table-cell office:value-type="string">
            <text:p>-45.24 to -39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2.72">
            <text:p>-32.72</text:p>
          </table:table-cell>
          <table:table-cell office:value-type="float" office:value="44.84">
            <text:p>44.8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2.51">
            <text:p>-42.51</text:p>
          </table:table-cell>
          <table:table-cell office:value-type="float" office:value="58.26">
            <text:p>58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36.84">
            <text:p>36.84</text:p>
          </table:table-cell>
          <table:table-cell office:value-type="float" office:value="-24.7">
            <text:p>-24.7</text:p>
          </table:table-cell>
          <table:table-cell office:value-type="string">
            <text:p>-27.44 to -21.9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37.95">
            <text:p>37.95</text:p>
          </table:table-cell>
          <table:table-cell office:value-type="float" office:value="-33.46">
            <text:p>-33.46</text:p>
          </table:table-cell>
          <table:table-cell office:value-type="string">
            <text:p>-36.19 to -30.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4.7">
            <text:p>-24.7</text:p>
          </table:table-cell>
          <table:table-cell office:value-type="float" office:value="33.86">
            <text:p>33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3.46">
            <text:p>-33.46</text:p>
          </table:table-cell>
          <table:table-cell office:value-type="float" office:value="45.86">
            <text:p>45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49.81">
            <text:p>49.81</text:p>
          </table:table-cell>
          <table:table-cell office:value-type="float" office:value="-11.73">
            <text:p>-11.73</text:p>
          </table:table-cell>
          <table:table-cell office:value-type="string">
            <text:p>-14.46 to -8.9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46.99">
            <text:p>46.99</text:p>
          </table:table-cell>
          <table:table-cell office:value-type="float" office:value="-24.42">
            <text:p>-24.42</text:p>
          </table:table-cell>
          <table:table-cell office:value-type="string">
            <text:p>-27.15 to -21.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1.73">
            <text:p>-11.73</text:p>
          </table:table-cell>
          <table:table-cell office:value-type="float" office:value="16.08">
            <text:p>16.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4.42">
            <text:p>-24.42</text:p>
          </table:table-cell>
          <table:table-cell office:value-type="float" office:value="33.47">
            <text:p>33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57.93">
            <text:p>57.93</text:p>
          </table:table-cell>
          <table:table-cell office:value-type="float" office:value="-3.617">
            <text:p>-3.617</text:p>
          </table:table-cell>
          <table:table-cell office:value-type="string">
            <text:p>-6.350 to -0.884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53.85">
            <text:p>53.85</text:p>
          </table:table-cell>
          <table:table-cell office:value-type="float" office:value="-17.56">
            <text:p>-17.56</text:p>
          </table:table-cell>
          <table:table-cell office:value-type="string">
            <text:p>-20.29 to -14.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.617">
            <text:p>-3.617</text:p>
          </table:table-cell>
          <table:table-cell office:value-type="float" office:value="4.958">
            <text:p>4.9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7.56">
            <text:p>-17.56</text:p>
          </table:table-cell>
          <table:table-cell office:value-type="float" office:value="24.06">
            <text:p>24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32.2">
            <text:p>32.2</text:p>
          </table:table-cell>
          <table:table-cell office:value-type="float" office:value="-29.34">
            <text:p>-29.34</text:p>
          </table:table-cell>
          <table:table-cell office:value-type="string">
            <text:p>-31.71 to -26.9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60.23">
            <text:p>60.23</text:p>
          </table:table-cell>
          <table:table-cell office:value-type="float" office:value="-11.17">
            <text:p>-11.17</text:p>
          </table:table-cell>
          <table:table-cell office:value-type="string">
            <text:p>-13.91 to -8.4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9.34">
            <text:p>-29.34</text:p>
          </table:table-cell>
          <table:table-cell office:value-type="float" office:value="46.4">
            <text:p>46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1.17">
            <text:p>-11.17</text:p>
          </table:table-cell>
          <table:table-cell office:value-type="float" office:value="15.31">
            <text:p>15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24.73">
            <text:p>24.73</text:p>
          </table:table-cell>
          <table:table-cell office:value-type="float" office:value="-36.81">
            <text:p>-36.81</text:p>
          </table:table-cell>
          <table:table-cell office:value-type="string">
            <text:p>-39.55 to -34.0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25.77">
            <text:p>25.77</text:p>
          </table:table-cell>
          <table:table-cell office:value-type="float" office:value="-45.64">
            <text:p>-45.64</text:p>
          </table:table-cell>
          <table:table-cell office:value-type="string">
            <text:p>-48.37 to -42.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6.81">
            <text:p>-36.81</text:p>
          </table:table-cell>
          <table:table-cell office:value-type="float" office:value="50.46">
            <text:p>50.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5.64">
            <text:p>-45.64</text:p>
          </table:table-cell>
          <table:table-cell office:value-type="float" office:value="62.56">
            <text:p>62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33.74">
            <text:p>33.74</text:p>
          </table:table-cell>
          <table:table-cell office:value-type="float" office:value="-27.8">
            <text:p>-27.8</text:p>
          </table:table-cell>
          <table:table-cell office:value-type="string">
            <text:p>-30.54 to -25.0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33.79">
            <text:p>33.79</text:p>
          </table:table-cell>
          <table:table-cell office:value-type="float" office:value="-37.62">
            <text:p>-37.62</text:p>
          </table:table-cell>
          <table:table-cell office:value-type="string">
            <text:p>-40.35 to -34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7.8">
            <text:p>-27.8</text:p>
          </table:table-cell>
          <table:table-cell office:value-type="float" office:value="38.11">
            <text:p>38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7.62">
            <text:p>-37.62</text:p>
          </table:table-cell>
          <table:table-cell office:value-type="float" office:value="51.56">
            <text:p>51.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41.75">
            <text:p>41.75</text:p>
          </table:table-cell>
          <table:table-cell office:value-type="float" office:value="-19.79">
            <text:p>-19.79</text:p>
          </table:table-cell>
          <table:table-cell office:value-type="string">
            <text:p>-22.52 to -17.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41.8">
            <text:p>41.8</text:p>
          </table:table-cell>
          <table:table-cell office:value-type="float" office:value="-29.6">
            <text:p>-29.6</text:p>
          </table:table-cell>
          <table:table-cell office:value-type="string">
            <text:p>-32.34 to -26.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9.79">
            <text:p>-19.79</text:p>
          </table:table-cell>
          <table:table-cell office:value-type="float" office:value="27.13">
            <text:p>27.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9.6">
            <text:p>-29.6</text:p>
          </table:table-cell>
          <table:table-cell office:value-type="float" office:value="40.58">
            <text:p>40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50.23">
            <text:p>50.23</text:p>
          </table:table-cell>
          <table:table-cell office:value-type="float" office:value="-11.31">
            <text:p>-11.31</text:p>
          </table:table-cell>
          <table:table-cell office:value-type="string">
            <text:p>-14.04 to -8.5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55.12">
            <text:p>55.12</text:p>
          </table:table-cell>
          <table:table-cell office:value-type="float" office:value="-16.28">
            <text:p>-16.28</text:p>
          </table:table-cell>
          <table:table-cell office:value-type="string">
            <text:p>-19.02 to -13.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1.31">
            <text:p>-11.31</text:p>
          </table:table-cell>
          <table:table-cell office:value-type="float" office:value="15.5">
            <text:p>15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6.28">
            <text:p>-16.28</text:p>
          </table:table-cell>
          <table:table-cell office:value-type="float" office:value="22.32">
            <text:p>22.3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61.54">
            <text:p>61.54</text:p>
          </table:table-cell>
          <table:table-cell office:value-type="float" office:value="62.67">
            <text:p>62.67</text:p>
          </table:table-cell>
          <table:table-cell office:value-type="float" office:value="1.123">
            <text:p>1.123</text:p>
          </table:table-cell>
          <table:table-cell office:value-type="string">
            <text:p>-1.609 to 3.85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1.41">
            <text:p>71.41</text:p>
          </table:table-cell>
          <table:table-cell office:value-type="float" office:value="67.79">
            <text:p>67.79</text:p>
          </table:table-cell>
          <table:table-cell office:value-type="float" office:value="-3.617">
            <text:p>-3.617</text:p>
          </table:table-cell>
          <table:table-cell office:value-type="string">
            <text:p>-6.350 to -0.88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23">
            <text:p>1.123</text:p>
          </table:table-cell>
          <table:table-cell office:value-type="float" office:value="1.54">
            <text:p>1.5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.617">
            <text:p>-3.617</text:p>
          </table:table-cell>
          <table:table-cell office:value-type="float" office:value="4.958">
            <text:p>4.9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28.83">
            <text:p>28.83</text:p>
          </table:table-cell>
          <table:table-cell office:value-type="float" office:value="-41.69">
            <text:p>-41.69</text:p>
          </table:table-cell>
          <table:table-cell office:value-type="string">
            <text:p>-44.42 to -38.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28.9">
            <text:p>28.9</text:p>
          </table:table-cell>
          <table:table-cell office:value-type="float" office:value="-52.37">
            <text:p>-52.37</text:p>
          </table:table-cell>
          <table:table-cell office:value-type="string">
            <text:p>-55.10 to -49.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1.69">
            <text:p>-41.69</text:p>
          </table:table-cell>
          <table:table-cell office:value-type="float" office:value="57.15">
            <text:p>57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52.37">
            <text:p>-52.37</text:p>
          </table:table-cell>
          <table:table-cell office:value-type="float" office:value="71.78">
            <text:p>71.7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36.84">
            <text:p>36.84</text:p>
          </table:table-cell>
          <table:table-cell office:value-type="float" office:value="-33.68">
            <text:p>-33.68</text:p>
          </table:table-cell>
          <table:table-cell office:value-type="string">
            <text:p>-36.41 to -30.9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37.95">
            <text:p>37.95</text:p>
          </table:table-cell>
          <table:table-cell office:value-type="float" office:value="-43.32">
            <text:p>-43.32</text:p>
          </table:table-cell>
          <table:table-cell office:value-type="string">
            <text:p>-46.05 to -40.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3.68">
            <text:p>-33.68</text:p>
          </table:table-cell>
          <table:table-cell office:value-type="float" office:value="46.16">
            <text:p>46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3.32">
            <text:p>-43.32</text:p>
          </table:table-cell>
          <table:table-cell office:value-type="float" office:value="59.38">
            <text:p>59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49.81">
            <text:p>49.81</text:p>
          </table:table-cell>
          <table:table-cell office:value-type="float" office:value="-20.7">
            <text:p>-20.7</text:p>
          </table:table-cell>
          <table:table-cell office:value-type="string">
            <text:p>-23.44 to -17.9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46.99">
            <text:p>46.99</text:p>
          </table:table-cell>
          <table:table-cell office:value-type="float" office:value="-34.28">
            <text:p>-34.28</text:p>
          </table:table-cell>
          <table:table-cell office:value-type="string">
            <text:p>-37.02 to -31.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0.7">
            <text:p>-20.7</text:p>
          </table:table-cell>
          <table:table-cell office:value-type="float" office:value="28.38">
            <text:p>28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4.28">
            <text:p>-34.28</text:p>
          </table:table-cell>
          <table:table-cell office:value-type="float" office:value="46.99">
            <text:p>46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57.93">
            <text:p>57.93</text:p>
          </table:table-cell>
          <table:table-cell office:value-type="float" office:value="-12.59">
            <text:p>-12.59</text:p>
          </table:table-cell>
          <table:table-cell office:value-type="string">
            <text:p>-15.33 to -9.8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53.85">
            <text:p>53.85</text:p>
          </table:table-cell>
          <table:table-cell office:value-type="float" office:value="-27.42">
            <text:p>-27.42</text:p>
          </table:table-cell>
          <table:table-cell office:value-type="string">
            <text:p>-30.15 to -24.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2.59">
            <text:p>-12.59</text:p>
          </table:table-cell>
          <table:table-cell office:value-type="float" office:value="17.26">
            <text:p>17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7.42">
            <text:p>-27.42</text:p>
          </table:table-cell>
          <table:table-cell office:value-type="float" office:value="37.58">
            <text:p>37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32.2">
            <text:p>32.2</text:p>
          </table:table-cell>
          <table:table-cell office:value-type="float" office:value="-38.32">
            <text:p>-38.32</text:p>
          </table:table-cell>
          <table:table-cell office:value-type="string">
            <text:p>-40.69 to -35.9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60.23">
            <text:p>60.23</text:p>
          </table:table-cell>
          <table:table-cell office:value-type="float" office:value="-21.04">
            <text:p>-21.04</text:p>
          </table:table-cell>
          <table:table-cell office:value-type="string">
            <text:p>-23.77 to -18.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8.32">
            <text:p>-38.32</text:p>
          </table:table-cell>
          <table:table-cell office:value-type="float" office:value="60.59">
            <text:p>60.5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1.04">
            <text:p>-21.04</text:p>
          </table:table-cell>
          <table:table-cell office:value-type="float" office:value="28.84">
            <text:p>28.8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24.73">
            <text:p>24.73</text:p>
          </table:table-cell>
          <table:table-cell office:value-type="float" office:value="-45.79">
            <text:p>-45.79</text:p>
          </table:table-cell>
          <table:table-cell office:value-type="string">
            <text:p>-48.52 to -43.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25.77">
            <text:p>25.77</text:p>
          </table:table-cell>
          <table:table-cell office:value-type="float" office:value="-55.51">
            <text:p>-55.51</text:p>
          </table:table-cell>
          <table:table-cell office:value-type="string">
            <text:p>-58.24 to -52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5.79">
            <text:p>-45.79</text:p>
          </table:table-cell>
          <table:table-cell office:value-type="float" office:value="62.76">
            <text:p>62.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55.51">
            <text:p>-55.51</text:p>
          </table:table-cell>
          <table:table-cell office:value-type="float" office:value="76.08">
            <text:p>76.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33.74">
            <text:p>33.74</text:p>
          </table:table-cell>
          <table:table-cell office:value-type="float" office:value="-36.78">
            <text:p>-36.78</text:p>
          </table:table-cell>
          <table:table-cell office:value-type="string">
            <text:p>-39.51 to -34.0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33.79">
            <text:p>33.79</text:p>
          </table:table-cell>
          <table:table-cell office:value-type="float" office:value="-47.48">
            <text:p>-47.48</text:p>
          </table:table-cell>
          <table:table-cell office:value-type="string">
            <text:p>-50.21 to -44.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6.78">
            <text:p>-36.78</text:p>
          </table:table-cell>
          <table:table-cell office:value-type="float" office:value="50.41">
            <text:p>50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7.48">
            <text:p>-47.48</text:p>
          </table:table-cell>
          <table:table-cell office:value-type="float" office:value="65.08">
            <text:p>65.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41.75">
            <text:p>41.75</text:p>
          </table:table-cell>
          <table:table-cell office:value-type="float" office:value="-28.77">
            <text:p>-28.77</text:p>
          </table:table-cell>
          <table:table-cell office:value-type="string">
            <text:p>-31.50 to -26.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41.8">
            <text:p>41.8</text:p>
          </table:table-cell>
          <table:table-cell office:value-type="float" office:value="-39.47">
            <text:p>-39.47</text:p>
          </table:table-cell>
          <table:table-cell office:value-type="string">
            <text:p>-42.20 to -36.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8.77">
            <text:p>-28.77</text:p>
          </table:table-cell>
          <table:table-cell office:value-type="float" office:value="39.43">
            <text:p>39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9.47">
            <text:p>-39.47</text:p>
          </table:table-cell>
          <table:table-cell office:value-type="float" office:value="54.1">
            <text:p>54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50.23">
            <text:p>50.23</text:p>
          </table:table-cell>
          <table:table-cell office:value-type="float" office:value="-20.28">
            <text:p>-20.28</text:p>
          </table:table-cell>
          <table:table-cell office:value-type="string">
            <text:p>-23.02 to -17.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55.12">
            <text:p>55.12</text:p>
          </table:table-cell>
          <table:table-cell office:value-type="float" office:value="-26.15">
            <text:p>-26.15</text:p>
          </table:table-cell>
          <table:table-cell office:value-type="string">
            <text:p>-28.88 to -23.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0.28">
            <text:p>-20.28</text:p>
          </table:table-cell>
          <table:table-cell office:value-type="float" office:value="27.8">
            <text:p>27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6.15">
            <text:p>-26.15</text:p>
          </table:table-cell>
          <table:table-cell office:value-type="float" office:value="35.84">
            <text:p>35.8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70.52">
            <text:p>70.52</text:p>
          </table:table-cell>
          <table:table-cell office:value-type="float" office:value="62.67">
            <text:p>62.67</text:p>
          </table:table-cell>
          <table:table-cell office:value-type="float" office:value="-7.852">
            <text:p>-7.852</text:p>
          </table:table-cell>
          <table:table-cell office:value-type="string">
            <text:p>-10.58 to -5.1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1.27">
            <text:p>81.27</text:p>
          </table:table-cell>
          <table:table-cell office:value-type="float" office:value="67.79">
            <text:p>67.79</text:p>
          </table:table-cell>
          <table:table-cell office:value-type="float" office:value="-13.48">
            <text:p>-13.48</text:p>
          </table:table-cell>
          <table:table-cell office:value-type="string">
            <text:p>-16.21 to -10.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7.852">
            <text:p>-7.852</text:p>
          </table:table-cell>
          <table:table-cell office:value-type="float" office:value="10.76">
            <text:p>10.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3.48">
            <text:p>-13.48</text:p>
          </table:table-cell>
          <table:table-cell office:value-type="float" office:value="18.48">
            <text:p>18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36.84">
            <text:p>36.84</text:p>
          </table:table-cell>
          <table:table-cell office:value-type="float" office:value="8.012">
            <text:p>8.012</text:p>
          </table:table-cell>
          <table:table-cell office:value-type="string">
            <text:p>5.280 to 10.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37.95">
            <text:p>37.95</text:p>
          </table:table-cell>
          <table:table-cell office:value-type="float" office:value="9.049">
            <text:p>9.049</text:p>
          </table:table-cell>
          <table:table-cell office:value-type="string">
            <text:p>6.317 to 11.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.012">
            <text:p>8.012</text:p>
          </table:table-cell>
          <table:table-cell office:value-type="float" office:value="10.98">
            <text:p>10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.049">
            <text:p>9.049</text:p>
          </table:table-cell>
          <table:table-cell office:value-type="float" office:value="12.4">
            <text:p>12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49.81">
            <text:p>49.81</text:p>
          </table:table-cell>
          <table:table-cell office:value-type="float" office:value="20.99">
            <text:p>20.99</text:p>
          </table:table-cell>
          <table:table-cell office:value-type="string">
            <text:p>18.26 to 23.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46.99">
            <text:p>46.99</text:p>
          </table:table-cell>
          <table:table-cell office:value-type="float" office:value="18.09">
            <text:p>18.09</text:p>
          </table:table-cell>
          <table:table-cell office:value-type="string">
            <text:p>15.35 to 20.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0.99">
            <text:p>20.99</text:p>
          </table:table-cell>
          <table:table-cell office:value-type="float" office:value="28.77">
            <text:p>28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8.09">
            <text:p>18.09</text:p>
          </table:table-cell>
          <table:table-cell office:value-type="float" office:value="24.79">
            <text:p>24.7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57.93">
            <text:p>57.93</text:p>
          </table:table-cell>
          <table:table-cell office:value-type="float" office:value="29.1">
            <text:p>29.1</text:p>
          </table:table-cell>
          <table:table-cell office:value-type="string">
            <text:p>26.37 to 31.8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53.85">
            <text:p>53.85</text:p>
          </table:table-cell>
          <table:table-cell office:value-type="float" office:value="24.95">
            <text:p>24.95</text:p>
          </table:table-cell>
          <table:table-cell office:value-type="string">
            <text:p>22.22 to 27.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9.1">
            <text:p>29.1</text:p>
          </table:table-cell>
          <table:table-cell office:value-type="float" office:value="39.89">
            <text:p>39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4.95">
            <text:p>24.95</text:p>
          </table:table-cell>
          <table:table-cell office:value-type="float" office:value="34.2">
            <text:p>34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32.2">
            <text:p>32.2</text:p>
          </table:table-cell>
          <table:table-cell office:value-type="float" office:value="3.372">
            <text:p>3.372</text:p>
          </table:table-cell>
          <table:table-cell office:value-type="string">
            <text:p>1.003 to 5.7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60.23">
            <text:p>60.23</text:p>
          </table:table-cell>
          <table:table-cell office:value-type="float" office:value="31.33">
            <text:p>31.33</text:p>
          </table:table-cell>
          <table:table-cell office:value-type="string">
            <text:p>28.60 to 34.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72">
            <text:p>3.372</text:p>
          </table:table-cell>
          <table:table-cell office:value-type="float" office:value="5.331">
            <text:p>5.3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1.33">
            <text:p>31.33</text:p>
          </table:table-cell>
          <table:table-cell office:value-type="float" office:value="42.95">
            <text:p>42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24.73">
            <text:p>24.73</text:p>
          </table:table-cell>
          <table:table-cell office:value-type="float" office:value="-4.099">
            <text:p>-4.099</text:p>
          </table:table-cell>
          <table:table-cell office:value-type="string">
            <text:p>-6.831 to -1.3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25.77">
            <text:p>25.77</text:p>
          </table:table-cell>
          <table:table-cell office:value-type="float" office:value="-3.136">
            <text:p>-3.136</text:p>
          </table:table-cell>
          <table:table-cell office:value-type="string">
            <text:p>-5.868 to -0.40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.099">
            <text:p>-4.099</text:p>
          </table:table-cell>
          <table:table-cell office:value-type="float" office:value="5.618">
            <text:p>5.6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.136">
            <text:p>-3.136</text:p>
          </table:table-cell>
          <table:table-cell office:value-type="float" office:value="4.298">
            <text:p>4.2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33.74">
            <text:p>33.74</text:p>
          </table:table-cell>
          <table:table-cell office:value-type="float" office:value="4.914">
            <text:p>4.914</text:p>
          </table:table-cell>
          <table:table-cell office:value-type="string">
            <text:p>2.181 to 7.6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33.79">
            <text:p>33.79</text:p>
          </table:table-cell>
          <table:table-cell office:value-type="float" office:value="4.889">
            <text:p>4.889</text:p>
          </table:table-cell>
          <table:table-cell office:value-type="string">
            <text:p>2.156 to 7.6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.914">
            <text:p>4.914</text:p>
          </table:table-cell>
          <table:table-cell office:value-type="float" office:value="6.735">
            <text:p>6.7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.889">
            <text:p>4.889</text:p>
          </table:table-cell>
          <table:table-cell office:value-type="float" office:value="6.701">
            <text:p>6.70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41.75">
            <text:p>41.75</text:p>
          </table:table-cell>
          <table:table-cell office:value-type="float" office:value="12.93">
            <text:p>12.93</text:p>
          </table:table-cell>
          <table:table-cell office:value-type="string">
            <text:p>10.19 to 15.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41.8">
            <text:p>41.8</text:p>
          </table:table-cell>
          <table:table-cell office:value-type="float" office:value="12.9">
            <text:p>12.9</text:p>
          </table:table-cell>
          <table:table-cell office:value-type="string">
            <text:p>10.17 to 15.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2.93">
            <text:p>12.93</text:p>
          </table:table-cell>
          <table:table-cell office:value-type="float" office:value="17.72">
            <text:p>17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2.9">
            <text:p>12.9</text:p>
          </table:table-cell>
          <table:table-cell office:value-type="float" office:value="17.68">
            <text:p>17.6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50.23">
            <text:p>50.23</text:p>
          </table:table-cell>
          <table:table-cell office:value-type="float" office:value="21.41">
            <text:p>21.41</text:p>
          </table:table-cell>
          <table:table-cell office:value-type="string">
            <text:p>18.67 to 24.1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55.12">
            <text:p>55.12</text:p>
          </table:table-cell>
          <table:table-cell office:value-type="float" office:value="26.22">
            <text:p>26.22</text:p>
          </table:table-cell>
          <table:table-cell office:value-type="string">
            <text:p>23.49 to 28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1.41">
            <text:p>21.41</text:p>
          </table:table-cell>
          <table:table-cell office:value-type="float" office:value="29.34">
            <text:p>29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6.22">
            <text:p>26.22</text:p>
          </table:table-cell>
          <table:table-cell office:value-type="float" office:value="35.94">
            <text:p>35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83">
            <text:p>28.83</text:p>
          </table:table-cell>
          <table:table-cell office:value-type="float" office:value="62.67">
            <text:p>62.67</text:p>
          </table:table-cell>
          <table:table-cell office:value-type="float" office:value="33.84">
            <text:p>33.84</text:p>
          </table:table-cell>
          <table:table-cell office:value-type="string">
            <text:p>31.11 to 36.5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8.9">
            <text:p>28.9</text:p>
          </table:table-cell>
          <table:table-cell office:value-type="float" office:value="67.79">
            <text:p>67.79</text:p>
          </table:table-cell>
          <table:table-cell office:value-type="float" office:value="38.89">
            <text:p>38.89</text:p>
          </table:table-cell>
          <table:table-cell office:value-type="string">
            <text:p>36.16 to 41.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84">
            <text:p>33.84</text:p>
          </table:table-cell>
          <table:table-cell office:value-type="float" office:value="46.38">
            <text:p>46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8.89">
            <text:p>38.89</text:p>
          </table:table-cell>
          <table:table-cell office:value-type="float" office:value="53.3">
            <text:p>53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49.81">
            <text:p>49.81</text:p>
          </table:table-cell>
          <table:table-cell office:value-type="float" office:value="12.98">
            <text:p>12.98</text:p>
          </table:table-cell>
          <table:table-cell office:value-type="string">
            <text:p>10.24 to 15.7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46.99">
            <text:p>46.99</text:p>
          </table:table-cell>
          <table:table-cell office:value-type="float" office:value="9.037">
            <text:p>9.037</text:p>
          </table:table-cell>
          <table:table-cell office:value-type="string">
            <text:p>6.304 to 11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2.98">
            <text:p>12.98</text:p>
          </table:table-cell>
          <table:table-cell office:value-type="float" office:value="17.79">
            <text:p>17.7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9.037">
            <text:p>9.037</text:p>
          </table:table-cell>
          <table:table-cell office:value-type="float" office:value="12.39">
            <text:p>12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57.93">
            <text:p>57.93</text:p>
          </table:table-cell>
          <table:table-cell office:value-type="float" office:value="21.09">
            <text:p>21.09</text:p>
          </table:table-cell>
          <table:table-cell office:value-type="string">
            <text:p>18.35 to 23.8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53.85">
            <text:p>53.85</text:p>
          </table:table-cell>
          <table:table-cell office:value-type="float" office:value="15.9">
            <text:p>15.9</text:p>
          </table:table-cell>
          <table:table-cell office:value-type="string">
            <text:p>13.17 to 18.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1.09">
            <text:p>21.09</text:p>
          </table:table-cell>
          <table:table-cell office:value-type="float" office:value="28.9">
            <text:p>28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5.9">
            <text:p>15.9</text:p>
          </table:table-cell>
          <table:table-cell office:value-type="float" office:value="21.8">
            <text:p>21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32.2">
            <text:p>32.2</text:p>
          </table:table-cell>
          <table:table-cell office:value-type="float" office:value="-4.641">
            <text:p>-4.641</text:p>
          </table:table-cell>
          <table:table-cell office:value-type="string">
            <text:p>-7.010 to -2.2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60.23">
            <text:p>60.23</text:p>
          </table:table-cell>
          <table:table-cell office:value-type="float" office:value="22.28">
            <text:p>22.28</text:p>
          </table:table-cell>
          <table:table-cell office:value-type="string">
            <text:p>19.55 to 25.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4.641">
            <text:p>-4.641</text:p>
          </table:table-cell>
          <table:table-cell office:value-type="float" office:value="7.338">
            <text:p>7.3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2.28">
            <text:p>22.28</text:p>
          </table:table-cell>
          <table:table-cell office:value-type="float" office:value="30.54">
            <text:p>30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24.73">
            <text:p>24.73</text:p>
          </table:table-cell>
          <table:table-cell office:value-type="float" office:value="-12.11">
            <text:p>-12.11</text:p>
          </table:table-cell>
          <table:table-cell office:value-type="string">
            <text:p>-14.84 to -9.37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25.77">
            <text:p>25.77</text:p>
          </table:table-cell>
          <table:table-cell office:value-type="float" office:value="-12.19">
            <text:p>-12.19</text:p>
          </table:table-cell>
          <table:table-cell office:value-type="string">
            <text:p>-14.92 to -9.4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2.11">
            <text:p>-12.11</text:p>
          </table:table-cell>
          <table:table-cell office:value-type="float" office:value="16.6">
            <text:p>16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2.19">
            <text:p>-12.19</text:p>
          </table:table-cell>
          <table:table-cell office:value-type="float" office:value="16.7">
            <text:p>16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33.74">
            <text:p>33.74</text:p>
          </table:table-cell>
          <table:table-cell office:value-type="float" office:value="-3.099">
            <text:p>-3.099</text:p>
          </table:table-cell>
          <table:table-cell office:value-type="string">
            <text:p>-5.831 to -0.366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33.79">
            <text:p>33.79</text:p>
          </table:table-cell>
          <table:table-cell office:value-type="float" office:value="-4.161">
            <text:p>-4.161</text:p>
          </table:table-cell>
          <table:table-cell office:value-type="string">
            <text:p>-6.893 to -1.4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.099">
            <text:p>-3.099</text:p>
          </table:table-cell>
          <table:table-cell office:value-type="float" office:value="4.247">
            <text:p>4.2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4.161">
            <text:p>-4.161</text:p>
          </table:table-cell>
          <table:table-cell office:value-type="float" office:value="5.703">
            <text:p>5.7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41.75">
            <text:p>41.75</text:p>
          </table:table-cell>
          <table:table-cell office:value-type="float" office:value="4.914">
            <text:p>4.914</text:p>
          </table:table-cell>
          <table:table-cell office:value-type="string">
            <text:p>2.181 to 7.6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41.8">
            <text:p>41.8</text:p>
          </table:table-cell>
          <table:table-cell office:value-type="float" office:value="3.852">
            <text:p>3.852</text:p>
          </table:table-cell>
          <table:table-cell office:value-type="string">
            <text:p>1.119 to 6.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.914">
            <text:p>4.914</text:p>
          </table:table-cell>
          <table:table-cell office:value-type="float" office:value="6.735">
            <text:p>6.7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852">
            <text:p>3.852</text:p>
          </table:table-cell>
          <table:table-cell office:value-type="float" office:value="5.28">
            <text:p>5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50.23">
            <text:p>50.23</text:p>
          </table:table-cell>
          <table:table-cell office:value-type="float" office:value="13.4">
            <text:p>13.4</text:p>
          </table:table-cell>
          <table:table-cell office:value-type="string">
            <text:p>10.66 to 16.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55.12">
            <text:p>55.12</text:p>
          </table:table-cell>
          <table:table-cell office:value-type="float" office:value="17.17">
            <text:p>17.17</text:p>
          </table:table-cell>
          <table:table-cell office:value-type="string">
            <text:p>14.44 to 19.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3.4">
            <text:p>13.4</text:p>
          </table:table-cell>
          <table:table-cell office:value-type="float" office:value="18.36">
            <text:p>18.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7.17">
            <text:p>17.17</text:p>
          </table:table-cell>
          <table:table-cell office:value-type="float" office:value="23.54">
            <text:p>23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6.84">
            <text:p>36.84</text:p>
          </table:table-cell>
          <table:table-cell office:value-type="float" office:value="62.67">
            <text:p>62.67</text:p>
          </table:table-cell>
          <table:table-cell office:value-type="float" office:value="25.83">
            <text:p>25.83</text:p>
          </table:table-cell>
          <table:table-cell office:value-type="string">
            <text:p>23.09 to 28.5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7.95">
            <text:p>37.95</text:p>
          </table:table-cell>
          <table:table-cell office:value-type="float" office:value="67.79">
            <text:p>67.79</text:p>
          </table:table-cell>
          <table:table-cell office:value-type="float" office:value="29.84">
            <text:p>29.84</text:p>
          </table:table-cell>
          <table:table-cell office:value-type="string">
            <text:p>27.11 to 32.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83">
            <text:p>25.83</text:p>
          </table:table-cell>
          <table:table-cell office:value-type="float" office:value="35.4">
            <text:p>35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9.84">
            <text:p>29.84</text:p>
          </table:table-cell>
          <table:table-cell office:value-type="float" office:value="40.9">
            <text:p>40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57.93">
            <text:p>57.93</text:p>
          </table:table-cell>
          <table:table-cell office:value-type="float" office:value="8.111">
            <text:p>8.111</text:p>
          </table:table-cell>
          <table:table-cell office:value-type="string">
            <text:p>5.379 to 10.8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53.85">
            <text:p>53.85</text:p>
          </table:table-cell>
          <table:table-cell office:value-type="float" office:value="6.864">
            <text:p>6.864</text:p>
          </table:table-cell>
          <table:table-cell office:value-type="string">
            <text:p>4.132 to 9.5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.111">
            <text:p>8.111</text:p>
          </table:table-cell>
          <table:table-cell office:value-type="float" office:value="11.12">
            <text:p>11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.864">
            <text:p>6.864</text:p>
          </table:table-cell>
          <table:table-cell office:value-type="float" office:value="9.409">
            <text:p>9.4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32.2">
            <text:p>32.2</text:p>
          </table:table-cell>
          <table:table-cell office:value-type="float" office:value="-17.62">
            <text:p>-17.62</text:p>
          </table:table-cell>
          <table:table-cell office:value-type="string">
            <text:p>-19.99 to -15.2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60.23">
            <text:p>60.23</text:p>
          </table:table-cell>
          <table:table-cell office:value-type="float" office:value="13.25">
            <text:p>13.25</text:p>
          </table:table-cell>
          <table:table-cell office:value-type="string">
            <text:p>10.51 to 15.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7.62">
            <text:p>-17.62</text:p>
          </table:table-cell>
          <table:table-cell office:value-type="float" office:value="27.85">
            <text:p>27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3.25">
            <text:p>13.25</text:p>
          </table:table-cell>
          <table:table-cell office:value-type="float" office:value="18.16">
            <text:p>18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24.73">
            <text:p>24.73</text:p>
          </table:table-cell>
          <table:table-cell office:value-type="float" office:value="-25.09">
            <text:p>-25.09</text:p>
          </table:table-cell>
          <table:table-cell office:value-type="string">
            <text:p>-27.82 to -22.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25.77">
            <text:p>25.77</text:p>
          </table:table-cell>
          <table:table-cell office:value-type="float" office:value="-21.22">
            <text:p>-21.22</text:p>
          </table:table-cell>
          <table:table-cell office:value-type="string">
            <text:p>-23.95 to -18.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5.09">
            <text:p>-25.09</text:p>
          </table:table-cell>
          <table:table-cell office:value-type="float" office:value="34.39">
            <text:p>34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1.22">
            <text:p>-21.22</text:p>
          </table:table-cell>
          <table:table-cell office:value-type="float" office:value="29.09">
            <text:p>29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33.74">
            <text:p>33.74</text:p>
          </table:table-cell>
          <table:table-cell office:value-type="float" office:value="-16.07">
            <text:p>-16.07</text:p>
          </table:table-cell>
          <table:table-cell office:value-type="string">
            <text:p>-18.81 to -13.3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33.79">
            <text:p>33.79</text:p>
          </table:table-cell>
          <table:table-cell office:value-type="float" office:value="-13.2">
            <text:p>-13.2</text:p>
          </table:table-cell>
          <table:table-cell office:value-type="string">
            <text:p>-15.93 to -10.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6.07">
            <text:p>-16.07</text:p>
          </table:table-cell>
          <table:table-cell office:value-type="float" office:value="22.03">
            <text:p>22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3.2">
            <text:p>-13.2</text:p>
          </table:table-cell>
          <table:table-cell office:value-type="float" office:value="18.09">
            <text:p>18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41.75">
            <text:p>41.75</text:p>
          </table:table-cell>
          <table:table-cell office:value-type="float" office:value="-8.062">
            <text:p>-8.062</text:p>
          </table:table-cell>
          <table:table-cell office:value-type="string">
            <text:p>-10.79 to -5.32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41.8">
            <text:p>41.8</text:p>
          </table:table-cell>
          <table:table-cell office:value-type="float" office:value="-5.185">
            <text:p>-5.185</text:p>
          </table:table-cell>
          <table:table-cell office:value-type="string">
            <text:p>-7.918 to -2.4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8.062">
            <text:p>-8.062</text:p>
          </table:table-cell>
          <table:table-cell office:value-type="float" office:value="11.05">
            <text:p>11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5.185">
            <text:p>-5.185</text:p>
          </table:table-cell>
          <table:table-cell office:value-type="float" office:value="7.107">
            <text:p>7.1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50.23">
            <text:p>50.23</text:p>
          </table:table-cell>
          <table:table-cell office:value-type="float" office:value="0.4198">
            <text:p>0.4198</text:p>
          </table:table-cell>
          <table:table-cell office:value-type="string">
            <text:p>-2.313 to 3.15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55.12">
            <text:p>55.12</text:p>
          </table:table-cell>
          <table:table-cell office:value-type="float" office:value="8.136">
            <text:p>8.136</text:p>
          </table:table-cell>
          <table:table-cell office:value-type="string">
            <text:p>5.403 to 10.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198">
            <text:p>0.4198</text:p>
          </table:table-cell>
          <table:table-cell office:value-type="float" office:value="0.5754">
            <text:p>0.5754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136">
            <text:p>8.136</text:p>
          </table:table-cell>
          <table:table-cell office:value-type="float" office:value="11.15">
            <text:p>11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9.81">
            <text:p>49.81</text:p>
          </table:table-cell>
          <table:table-cell office:value-type="float" office:value="62.67">
            <text:p>62.67</text:p>
          </table:table-cell>
          <table:table-cell office:value-type="float" office:value="12.85">
            <text:p>12.85</text:p>
          </table:table-cell>
          <table:table-cell office:value-type="string">
            <text:p>10.12 to 15.5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6.99">
            <text:p>46.99</text:p>
          </table:table-cell>
          <table:table-cell office:value-type="float" office:value="67.79">
            <text:p>67.79</text:p>
          </table:table-cell>
          <table:table-cell office:value-type="float" office:value="20.8">
            <text:p>20.8</text:p>
          </table:table-cell>
          <table:table-cell office:value-type="string">
            <text:p>18.07 to 23.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2.85">
            <text:p>12.85</text:p>
          </table:table-cell>
          <table:table-cell office:value-type="float" office:value="17.62">
            <text:p>17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0.8">
            <text:p>20.8</text:p>
          </table:table-cell>
          <table:table-cell office:value-type="float" office:value="28.51">
            <text:p>28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93">
            <text:p>57.93</text:p>
          </table:table-cell>
          <table:table-cell office:value-type="float" office:value="32.2">
            <text:p>32.2</text:p>
          </table:table-cell>
          <table:table-cell office:value-type="float" office:value="-25.73">
            <text:p>-25.73</text:p>
          </table:table-cell>
          <table:table-cell office:value-type="string">
            <text:p>-28.10 to -23.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60.23">
            <text:p>60.23</text:p>
          </table:table-cell>
          <table:table-cell office:value-type="float" office:value="6.383">
            <text:p>6.383</text:p>
          </table:table-cell>
          <table:table-cell office:value-type="string">
            <text:p>3.650 to 9.1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5.73">
            <text:p>-25.73</text:p>
          </table:table-cell>
          <table:table-cell office:value-type="float" office:value="40.68">
            <text:p>40.6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.383">
            <text:p>6.383</text:p>
          </table:table-cell>
          <table:table-cell office:value-type="float" office:value="8.749">
            <text:p>8.7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93">
            <text:p>57.93</text:p>
          </table:table-cell>
          <table:table-cell office:value-type="float" office:value="24.73">
            <text:p>24.73</text:p>
          </table:table-cell>
          <table:table-cell office:value-type="float" office:value="-33.2">
            <text:p>-33.2</text:p>
          </table:table-cell>
          <table:table-cell office:value-type="string">
            <text:p>-35.93 to -30.4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25.77">
            <text:p>25.77</text:p>
          </table:table-cell>
          <table:table-cell office:value-type="float" office:value="-28.09">
            <text:p>-28.09</text:p>
          </table:table-cell>
          <table:table-cell office:value-type="string">
            <text:p>-30.82 to -25.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33.2">
            <text:p>-33.2</text:p>
          </table:table-cell>
          <table:table-cell office:value-type="float" office:value="45.5">
            <text:p>45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8.09">
            <text:p>-28.09</text:p>
          </table:table-cell>
          <table:table-cell office:value-type="float" office:value="38.5">
            <text:p>38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93">
            <text:p>57.93</text:p>
          </table:table-cell>
          <table:table-cell office:value-type="float" office:value="33.74">
            <text:p>33.74</text:p>
          </table:table-cell>
          <table:table-cell office:value-type="float" office:value="-24.19">
            <text:p>-24.19</text:p>
          </table:table-cell>
          <table:table-cell office:value-type="string">
            <text:p>-26.92 to -21.4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33.79">
            <text:p>33.79</text:p>
          </table:table-cell>
          <table:table-cell office:value-type="float" office:value="-20.06">
            <text:p>-20.06</text:p>
          </table:table-cell>
          <table:table-cell office:value-type="string">
            <text:p>-22.79 to -17.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4.19">
            <text:p>-24.19</text:p>
          </table:table-cell>
          <table:table-cell office:value-type="float" office:value="33.15">
            <text:p>33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0.06">
            <text:p>-20.06</text:p>
          </table:table-cell>
          <table:table-cell office:value-type="float" office:value="27.5">
            <text:p>27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93">
            <text:p>57.93</text:p>
          </table:table-cell>
          <table:table-cell office:value-type="float" office:value="41.75">
            <text:p>41.75</text:p>
          </table:table-cell>
          <table:table-cell office:value-type="float" office:value="-16.17">
            <text:p>-16.17</text:p>
          </table:table-cell>
          <table:table-cell office:value-type="string">
            <text:p>-18.91 to -13.4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41.8">
            <text:p>41.8</text:p>
          </table:table-cell>
          <table:table-cell office:value-type="float" office:value="-12.05">
            <text:p>-12.05</text:p>
          </table:table-cell>
          <table:table-cell office:value-type="string">
            <text:p>-14.78 to -9.3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6.17">
            <text:p>-16.17</text:p>
          </table:table-cell>
          <table:table-cell office:value-type="float" office:value="22.17">
            <text:p>22.1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2.05">
            <text:p>-12.05</text:p>
          </table:table-cell>
          <table:table-cell office:value-type="float" office:value="16.52">
            <text:p>16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93">
            <text:p>57.93</text:p>
          </table:table-cell>
          <table:table-cell office:value-type="float" office:value="50.23">
            <text:p>50.23</text:p>
          </table:table-cell>
          <table:table-cell office:value-type="float" office:value="-7.691">
            <text:p>-7.691</text:p>
          </table:table-cell>
          <table:table-cell office:value-type="string">
            <text:p>-10.42 to -4.95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55.12">
            <text:p>55.12</text:p>
          </table:table-cell>
          <table:table-cell office:value-type="float" office:value="1.272">
            <text:p>1.272</text:p>
          </table:table-cell>
          <table:table-cell office:value-type="string">
            <text:p>-1.461 to 4.0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7.691">
            <text:p>-7.691</text:p>
          </table:table-cell>
          <table:table-cell office:value-type="float" office:value="10.54">
            <text:p>10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72">
            <text:p>1.272</text:p>
          </table:table-cell>
          <table:table-cell office:value-type="float" office:value="1.743">
            <text:p>1.74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7.93">
            <text:p>57.93</text:p>
          </table:table-cell>
          <table:table-cell office:value-type="float" office:value="62.67">
            <text:p>62.67</text:p>
          </table:table-cell>
          <table:table-cell office:value-type="float" office:value="4.741">
            <text:p>4.741</text:p>
          </table:table-cell>
          <table:table-cell office:value-type="string">
            <text:p>2.008 to 7.47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3.85">
            <text:p>53.85</text:p>
          </table:table-cell>
          <table:table-cell office:value-type="float" office:value="67.79">
            <text:p>67.79</text:p>
          </table:table-cell>
          <table:table-cell office:value-type="float" office:value="13.94">
            <text:p>13.94</text:p>
          </table:table-cell>
          <table:table-cell office:value-type="string">
            <text:p>11.21 to 16.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.741">
            <text:p>4.741</text:p>
          </table:table-cell>
          <table:table-cell office:value-type="float" office:value="6.498">
            <text:p>6.4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3.94">
            <text:p>13.94</text:p>
          </table:table-cell>
          <table:table-cell office:value-type="float" office:value="19.11">
            <text:p>19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2">
            <text:p>32.2</text:p>
          </table:table-cell>
          <table:table-cell office:value-type="float" office:value="24.73">
            <text:p>24.73</text:p>
          </table:table-cell>
          <table:table-cell office:value-type="float" office:value="-7.47">
            <text:p>-7.47</text:p>
          </table:table-cell>
          <table:table-cell office:value-type="string">
            <text:p>-9.839 to -5.1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25.77">
            <text:p>25.77</text:p>
          </table:table-cell>
          <table:table-cell office:value-type="float" office:value="-34.47">
            <text:p>-34.47</text:p>
          </table:table-cell>
          <table:table-cell office:value-type="string">
            <text:p>-37.20 to -31.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7.47">
            <text:p>-7.47</text:p>
          </table:table-cell>
          <table:table-cell office:value-type="float" office:value="11.81">
            <text:p>11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34.47">
            <text:p>-34.47</text:p>
          </table:table-cell>
          <table:table-cell office:value-type="float" office:value="47.25">
            <text:p>47.2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2">
            <text:p>32.2</text:p>
          </table:table-cell>
          <table:table-cell office:value-type="float" office:value="33.74">
            <text:p>33.74</text:p>
          </table:table-cell>
          <table:table-cell office:value-type="float" office:value="1.542">
            <text:p>1.542</text:p>
          </table:table-cell>
          <table:table-cell office:value-type="string">
            <text:p>-0.8270 to 3.91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33.79">
            <text:p>33.79</text:p>
          </table:table-cell>
          <table:table-cell office:value-type="float" office:value="-26.44">
            <text:p>-26.44</text:p>
          </table:table-cell>
          <table:table-cell office:value-type="string">
            <text:p>-29.18 to -23.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542">
            <text:p>1.542</text:p>
          </table:table-cell>
          <table:table-cell office:value-type="float" office:value="2.438">
            <text:p>2.438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26.44">
            <text:p>-26.44</text:p>
          </table:table-cell>
          <table:table-cell office:value-type="float" office:value="36.25">
            <text:p>36.2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2">
            <text:p>32.2</text:p>
          </table:table-cell>
          <table:table-cell office:value-type="float" office:value="41.75">
            <text:p>41.75</text:p>
          </table:table-cell>
          <table:table-cell office:value-type="float" office:value="9.554">
            <text:p>9.554</text:p>
          </table:table-cell>
          <table:table-cell office:value-type="string">
            <text:p>7.185 to 11.9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41.8">
            <text:p>41.8</text:p>
          </table:table-cell>
          <table:table-cell office:value-type="float" office:value="-18.43">
            <text:p>-18.43</text:p>
          </table:table-cell>
          <table:table-cell office:value-type="string">
            <text:p>-21.16 to -15.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.554">
            <text:p>9.554</text:p>
          </table:table-cell>
          <table:table-cell office:value-type="float" office:value="15.11">
            <text:p>15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8.43">
            <text:p>-18.43</text:p>
          </table:table-cell>
          <table:table-cell office:value-type="float" office:value="25.26">
            <text:p>25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2">
            <text:p>32.2</text:p>
          </table:table-cell>
          <table:table-cell office:value-type="float" office:value="50.23">
            <text:p>50.23</text:p>
          </table:table-cell>
          <table:table-cell office:value-type="float" office:value="18.04">
            <text:p>18.04</text:p>
          </table:table-cell>
          <table:table-cell office:value-type="string">
            <text:p>15.67 to 20.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55.12">
            <text:p>55.12</text:p>
          </table:table-cell>
          <table:table-cell office:value-type="float" office:value="-5.111">
            <text:p>-5.111</text:p>
          </table:table-cell>
          <table:table-cell office:value-type="string">
            <text:p>-7.844 to -2.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8.04">
            <text:p>18.04</text:p>
          </table:table-cell>
          <table:table-cell office:value-type="float" office:value="28.52">
            <text:p>28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5.111">
            <text:p>-5.111</text:p>
          </table:table-cell>
          <table:table-cell office:value-type="float" office:value="7.006">
            <text:p>7.0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2.2">
            <text:p>32.2</text:p>
          </table:table-cell>
          <table:table-cell office:value-type="float" office:value="62.67">
            <text:p>62.67</text:p>
          </table:table-cell>
          <table:table-cell office:value-type="float" office:value="30.47">
            <text:p>30.47</text:p>
          </table:table-cell>
          <table:table-cell office:value-type="string">
            <text:p>28.10 to 32.8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60.23">
            <text:p>60.23</text:p>
          </table:table-cell>
          <table:table-cell office:value-type="float" office:value="67.79">
            <text:p>67.79</text:p>
          </table:table-cell>
          <table:table-cell office:value-type="float" office:value="7.556">
            <text:p>7.556</text:p>
          </table:table-cell>
          <table:table-cell office:value-type="string">
            <text:p>4.823 to 10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0.47">
            <text:p>30.47</text:p>
          </table:table-cell>
          <table:table-cell office:value-type="float" office:value="48.17">
            <text:p>48.1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7.556">
            <text:p>7.556</text:p>
          </table:table-cell>
          <table:table-cell office:value-type="float" office:value="10.36">
            <text:p>10.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4.73">
            <text:p>24.73</text:p>
          </table:table-cell>
          <table:table-cell office:value-type="float" office:value="33.74">
            <text:p>33.74</text:p>
          </table:table-cell>
          <table:table-cell office:value-type="float" office:value="9.012">
            <text:p>9.012</text:p>
          </table:table-cell>
          <table:table-cell office:value-type="string">
            <text:p>6.280 to 11.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77">
            <text:p>25.77</text:p>
          </table:table-cell>
          <table:table-cell office:value-type="float" office:value="33.79">
            <text:p>33.79</text:p>
          </table:table-cell>
          <table:table-cell office:value-type="float" office:value="8.025">
            <text:p>8.025</text:p>
          </table:table-cell>
          <table:table-cell office:value-type="string">
            <text:p>5.292 to 10.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9.012">
            <text:p>9.012</text:p>
          </table:table-cell>
          <table:table-cell office:value-type="float" office:value="12.35">
            <text:p>12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025">
            <text:p>8.025</text:p>
          </table:table-cell>
          <table:table-cell office:value-type="float" office:value="11">
            <text:p>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4.73">
            <text:p>24.73</text:p>
          </table:table-cell>
          <table:table-cell office:value-type="float" office:value="41.75">
            <text:p>41.75</text:p>
          </table:table-cell>
          <table:table-cell office:value-type="float" office:value="17.02">
            <text:p>17.02</text:p>
          </table:table-cell>
          <table:table-cell office:value-type="string">
            <text:p>14.29 to 19.7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77">
            <text:p>25.77</text:p>
          </table:table-cell>
          <table:table-cell office:value-type="float" office:value="41.8">
            <text:p>41.8</text:p>
          </table:table-cell>
          <table:table-cell office:value-type="float" office:value="16.04">
            <text:p>16.04</text:p>
          </table:table-cell>
          <table:table-cell office:value-type="string">
            <text:p>13.30 to 18.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7.02">
            <text:p>17.02</text:p>
          </table:table-cell>
          <table:table-cell office:value-type="float" office:value="23.34">
            <text:p>23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6.04">
            <text:p>16.04</text:p>
          </table:table-cell>
          <table:table-cell office:value-type="float" office:value="21.98">
            <text:p>21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4.73">
            <text:p>24.73</text:p>
          </table:table-cell>
          <table:table-cell office:value-type="float" office:value="50.23">
            <text:p>50.23</text:p>
          </table:table-cell>
          <table:table-cell office:value-type="float" office:value="25.51">
            <text:p>25.51</text:p>
          </table:table-cell>
          <table:table-cell office:value-type="string">
            <text:p>22.77 to 28.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77">
            <text:p>25.77</text:p>
          </table:table-cell>
          <table:table-cell office:value-type="float" office:value="55.12">
            <text:p>55.12</text:p>
          </table:table-cell>
          <table:table-cell office:value-type="float" office:value="29.36">
            <text:p>29.36</text:p>
          </table:table-cell>
          <table:table-cell office:value-type="string">
            <text:p>26.63 to 32.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5.51">
            <text:p>25.51</text:p>
          </table:table-cell>
          <table:table-cell office:value-type="float" office:value="34.96">
            <text:p>34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9.36">
            <text:p>29.36</text:p>
          </table:table-cell>
          <table:table-cell office:value-type="float" office:value="40.24">
            <text:p>40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4.73">
            <text:p>24.73</text:p>
          </table:table-cell>
          <table:table-cell office:value-type="float" office:value="62.67">
            <text:p>62.67</text:p>
          </table:table-cell>
          <table:table-cell office:value-type="float" office:value="37.94">
            <text:p>37.94</text:p>
          </table:table-cell>
          <table:table-cell office:value-type="string">
            <text:p>35.21 to 40.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77">
            <text:p>25.77</text:p>
          </table:table-cell>
          <table:table-cell office:value-type="float" office:value="67.79">
            <text:p>67.79</text:p>
          </table:table-cell>
          <table:table-cell office:value-type="float" office:value="42.02">
            <text:p>42.02</text:p>
          </table:table-cell>
          <table:table-cell office:value-type="string">
            <text:p>39.29 to 44.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7.94">
            <text:p>37.94</text:p>
          </table:table-cell>
          <table:table-cell office:value-type="float" office:value="52">
            <text:p>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2.02">
            <text:p>42.02</text:p>
          </table:table-cell>
          <table:table-cell office:value-type="float" office:value="57.6">
            <text:p>57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74">
            <text:p>33.74</text:p>
          </table:table-cell>
          <table:table-cell office:value-type="float" office:value="41.75">
            <text:p>41.75</text:p>
          </table:table-cell>
          <table:table-cell office:value-type="float" office:value="8.012">
            <text:p>8.012</text:p>
          </table:table-cell>
          <table:table-cell office:value-type="string">
            <text:p>5.280 to 10.7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79">
            <text:p>33.79</text:p>
          </table:table-cell>
          <table:table-cell office:value-type="float" office:value="41.8">
            <text:p>41.8</text:p>
          </table:table-cell>
          <table:table-cell office:value-type="float" office:value="8.012">
            <text:p>8.012</text:p>
          </table:table-cell>
          <table:table-cell office:value-type="string">
            <text:p>5.280 to 10.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.012">
            <text:p>8.012</text:p>
          </table:table-cell>
          <table:table-cell office:value-type="float" office:value="10.98">
            <text:p>10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8.012">
            <text:p>8.012</text:p>
          </table:table-cell>
          <table:table-cell office:value-type="float" office:value="10.98">
            <text:p>10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74">
            <text:p>33.74</text:p>
          </table:table-cell>
          <table:table-cell office:value-type="float" office:value="50.23">
            <text:p>50.23</text:p>
          </table:table-cell>
          <table:table-cell office:value-type="float" office:value="16.49">
            <text:p>16.49</text:p>
          </table:table-cell>
          <table:table-cell office:value-type="string">
            <text:p>13.76 to 19.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79">
            <text:p>33.79</text:p>
          </table:table-cell>
          <table:table-cell office:value-type="float" office:value="55.12">
            <text:p>55.12</text:p>
          </table:table-cell>
          <table:table-cell office:value-type="float" office:value="21.33">
            <text:p>21.33</text:p>
          </table:table-cell>
          <table:table-cell office:value-type="string">
            <text:p>18.60 to 24.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6.49">
            <text:p>16.49</text:p>
          </table:table-cell>
          <table:table-cell office:value-type="float" office:value="22.61">
            <text:p>22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1.33">
            <text:p>21.33</text:p>
          </table:table-cell>
          <table:table-cell office:value-type="float" office:value="29.24">
            <text:p>29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3.74">
            <text:p>33.74</text:p>
          </table:table-cell>
          <table:table-cell office:value-type="float" office:value="62.67">
            <text:p>62.67</text:p>
          </table:table-cell>
          <table:table-cell office:value-type="float" office:value="28.93">
            <text:p>28.93</text:p>
          </table:table-cell>
          <table:table-cell office:value-type="string">
            <text:p>26.19 to 31.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3.79">
            <text:p>33.79</text:p>
          </table:table-cell>
          <table:table-cell office:value-type="float" office:value="67.79">
            <text:p>67.79</text:p>
          </table:table-cell>
          <table:table-cell office:value-type="float" office:value="34">
            <text:p>34</text:p>
          </table:table-cell>
          <table:table-cell office:value-type="string">
            <text:p>31.27 to 36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8.93">
            <text:p>28.93</text:p>
          </table:table-cell>
          <table:table-cell office:value-type="float" office:value="39.65">
            <text:p>39.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4">
            <text:p>34</text:p>
          </table:table-cell>
          <table:table-cell office:value-type="float" office:value="46.6">
            <text:p>46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1.75">
            <text:p>41.75</text:p>
          </table:table-cell>
          <table:table-cell office:value-type="float" office:value="50.23">
            <text:p>50.23</text:p>
          </table:table-cell>
          <table:table-cell office:value-type="float" office:value="8.481">
            <text:p>8.481</text:p>
          </table:table-cell>
          <table:table-cell office:value-type="string">
            <text:p>5.749 to 11.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1.8">
            <text:p>41.8</text:p>
          </table:table-cell>
          <table:table-cell office:value-type="float" office:value="55.12">
            <text:p>55.12</text:p>
          </table:table-cell>
          <table:table-cell office:value-type="float" office:value="13.32">
            <text:p>13.32</text:p>
          </table:table-cell>
          <table:table-cell office:value-type="string">
            <text:p>10.59 to 16.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8.481">
            <text:p>8.481</text:p>
          </table:table-cell>
          <table:table-cell office:value-type="float" office:value="11.63">
            <text:p>11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3.32">
            <text:p>13.32</text:p>
          </table:table-cell>
          <table:table-cell office:value-type="float" office:value="18.26">
            <text:p>18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41.75">
            <text:p>41.75</text:p>
          </table:table-cell>
          <table:table-cell office:value-type="float" office:value="62.67">
            <text:p>62.67</text:p>
          </table:table-cell>
          <table:table-cell office:value-type="float" office:value="20.91">
            <text:p>20.91</text:p>
          </table:table-cell>
          <table:table-cell office:value-type="string">
            <text:p>18.18 to 23.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41.8">
            <text:p>41.8</text:p>
          </table:table-cell>
          <table:table-cell office:value-type="float" office:value="67.79">
            <text:p>67.79</text:p>
          </table:table-cell>
          <table:table-cell office:value-type="float" office:value="25.99">
            <text:p>25.99</text:p>
          </table:table-cell>
          <table:table-cell office:value-type="string">
            <text:p>23.26 to 28.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0.91">
            <text:p>20.91</text:p>
          </table:table-cell>
          <table:table-cell office:value-type="float" office:value="28.67">
            <text:p>28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5.99">
            <text:p>25.99</text:p>
          </table:table-cell>
          <table:table-cell office:value-type="float" office:value="35.62">
            <text:p>35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50.23">
            <text:p>50.23</text:p>
          </table:table-cell>
          <table:table-cell office:value-type="float" office:value="62.67">
            <text:p>62.67</text:p>
          </table:table-cell>
          <table:table-cell office:value-type="float" office:value="12.43">
            <text:p>12.43</text:p>
          </table:table-cell>
          <table:table-cell office:value-type="string">
            <text:p>9.699 to 15.1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55.12">
            <text:p>55.12</text:p>
          </table:table-cell>
          <table:table-cell office:value-type="float" office:value="67.79">
            <text:p>67.79</text:p>
          </table:table-cell>
          <table:table-cell office:value-type="float" office:value="12.67">
            <text:p>12.67</text:p>
          </table:table-cell>
          <table:table-cell office:value-type="string">
            <text:p>9.934 to 15.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2.43">
            <text:p>12.43</text:p>
          </table:table-cell>
          <table:table-cell office:value-type="float" office:value="17.04">
            <text:p>17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2.67">
            <text:p>12.67</text:p>
          </table:table-cell>
          <table:table-cell office:value-type="float" office:value="17.36">
            <text:p>17.3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Peak per Burst in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6.17">
            <text:p>6.17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2.52">
            <text:p>2.52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86.68">
            <text:p>86.68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4">
            <text:p>14</text:p>
          </table:table-cell>
          <table:table-cell office:value-type="float" office:value="34720">
            <text:p>34720</text:p>
          </table:table-cell>
          <table:table-cell office:value-type="float" office:value="2480">
            <text:p>2480</text:p>
          </table:table-cell>
          <table:table-cell office:value-type="float" office:value="236.3">
            <text:p>236.3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14180">
            <text:p>14180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4">
            <text:p>14</text:p>
          </table:table-cell>
          <table:table-cell office:value-type="float" office:value="487700">
            <text:p>487700</text:p>
          </table:table-cell>
          <table:table-cell office:value-type="float" office:value="34840">
            <text:p>34840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480">
            <text:p>2480</text:p>
          </table:table-cell>
          <table:table-cell office:value-type="float" office:value="26030">
            <text:p>26030</text:p>
          </table:table-cell>
          <table:table-cell office:value-type="float" office:value="10.5">
            <text:p>10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320">
            <text:p>2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B vs Yan</text:p>
          </table:table-cell>
          <table:table-cell table:number-columns-repeated="4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TB</text:p>
          </table:table-cell>
          <table:table-cell office:value-type="string">
            <text:p>Yan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34.01">
            <text:p>34.01</text:p>
          </table:table-cell>
          <table:table-cell office:value-type="float" office:value="38.12">
            <text:p>38.12</text:p>
          </table:table-cell>
          <table:table-cell office:value-type="float" office:value="4.111">
            <text:p>4.111</text:p>
          </table:table-cell>
          <table:table-cell office:value-type="string">
            <text:p>2.615 to 5.607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43.22">
            <text:p>43.22</text:p>
          </table:table-cell>
          <table:table-cell office:value-type="float" office:value="49.31">
            <text:p>49.31</text:p>
          </table:table-cell>
          <table:table-cell office:value-type="float" office:value="6.086">
            <text:p>6.086</text:p>
          </table:table-cell>
          <table:table-cell office:value-type="string">
            <text:p>4.591 to 7.582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52.84">
            <text:p>52.84</text:p>
          </table:table-cell>
          <table:table-cell office:value-type="float" office:value="60.42">
            <text:p>60.42</text:p>
          </table:table-cell>
          <table:table-cell office:value-type="float" office:value="7.58">
            <text:p>7.58</text:p>
          </table:table-cell>
          <table:table-cell office:value-type="string">
            <text:p>6.084 to 9.076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61.54">
            <text:p>61.54</text:p>
          </table:table-cell>
          <table:table-cell office:value-type="float" office:value="71.41">
            <text:p>71.41</text:p>
          </table:table-cell>
          <table:table-cell office:value-type="float" office:value="9.864">
            <text:p>9.864</text:p>
          </table:table-cell>
          <table:table-cell office:value-type="string">
            <text:p>8.368 to 11.36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70.52">
            <text:p>70.52</text:p>
          </table:table-cell>
          <table:table-cell office:value-type="float" office:value="81.27">
            <text:p>81.27</text:p>
          </table:table-cell>
          <table:table-cell office:value-type="float" office:value="10.75">
            <text:p>10.75</text:p>
          </table:table-cell>
          <table:table-cell office:value-type="string">
            <text:p>9.257 to 12.25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28.83">
            <text:p>28.83</text:p>
          </table:table-cell>
          <table:table-cell office:value-type="float" office:value="28.9">
            <text:p>28.9</text:p>
          </table:table-cell>
          <table:table-cell office:value-type="float" office:value="0.07407">
            <text:p>0.07407</text:p>
          </table:table-cell>
          <table:table-cell office:value-type="string">
            <text:p>-1.422 to 1.570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36.84">
            <text:p>36.84</text:p>
          </table:table-cell>
          <table:table-cell office:value-type="float" office:value="37.95">
            <text:p>37.95</text:p>
          </table:table-cell>
          <table:table-cell office:value-type="float" office:value="1.111">
            <text:p>1.111</text:p>
          </table:table-cell>
          <table:table-cell office:value-type="string">
            <text:p>-0.3846 to 2.607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49.81">
            <text:p>49.81</text:p>
          </table:table-cell>
          <table:table-cell office:value-type="float" office:value="46.99">
            <text:p>46.99</text:p>
          </table:table-cell>
          <table:table-cell office:value-type="float" office:value="-2.827">
            <text:p>-2.827</text:p>
          </table:table-cell>
          <table:table-cell office:value-type="string">
            <text:p>-4.323 to -1.331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57.93">
            <text:p>57.93</text:p>
          </table:table-cell>
          <table:table-cell office:value-type="float" office:value="53.85">
            <text:p>53.85</text:p>
          </table:table-cell>
          <table:table-cell office:value-type="float" office:value="-4.074">
            <text:p>-4.074</text:p>
          </table:table-cell>
          <table:table-cell office:value-type="string">
            <text:p>-5.570 to -2.578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32.2">
            <text:p>32.2</text:p>
          </table:table-cell>
          <table:table-cell office:value-type="float" office:value="60.23">
            <text:p>60.23</text:p>
          </table:table-cell>
          <table:table-cell office:value-type="float" office:value="28.04">
            <text:p>28.04</text:p>
          </table:table-cell>
          <table:table-cell office:value-type="string">
            <text:p>26.74 to 29.33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24.73">
            <text:p>24.73</text:p>
          </table:table-cell>
          <table:table-cell office:value-type="float" office:value="25.77">
            <text:p>25.77</text:p>
          </table:table-cell>
          <table:table-cell office:value-type="float" office:value="1.037">
            <text:p>1.037</text:p>
          </table:table-cell>
          <table:table-cell office:value-type="string">
            <text:p>-0.4587 to 2.533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33.74">
            <text:p>33.74</text:p>
          </table:table-cell>
          <table:table-cell office:value-type="float" office:value="33.79">
            <text:p>33.79</text:p>
          </table:table-cell>
          <table:table-cell office:value-type="float" office:value="0.04938">
            <text:p>0.04938</text:p>
          </table:table-cell>
          <table:table-cell office:value-type="string">
            <text:p>-1.446 to 1.545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41.75">
            <text:p>41.75</text:p>
          </table:table-cell>
          <table:table-cell office:value-type="float" office:value="41.8">
            <text:p>41.8</text:p>
          </table:table-cell>
          <table:table-cell office:value-type="float" office:value="0.04938">
            <text:p>0.04938</text:p>
          </table:table-cell>
          <table:table-cell office:value-type="string">
            <text:p>-1.446 to 1.545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50.23">
            <text:p>50.23</text:p>
          </table:table-cell>
          <table:table-cell office:value-type="float" office:value="55.12">
            <text:p>55.12</text:p>
          </table:table-cell>
          <table:table-cell office:value-type="float" office:value="4.889">
            <text:p>4.889</text:p>
          </table:table-cell>
          <table:table-cell office:value-type="string">
            <text:p>3.393 to 6.385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62.67">
            <text:p>62.67</text:p>
          </table:table-cell>
          <table:table-cell office:value-type="float" office:value="67.79">
            <text:p>67.79</text:p>
          </table:table-cell>
          <table:table-cell office:value-type="float" office:value="5.123">
            <text:p>5.123</text:p>
          </table:table-cell>
          <table:table-cell office:value-type="string">
            <text:p>3.628 to 6.61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4.111">
            <text:p>4.111</text:p>
          </table:table-cell>
          <table:table-cell office:value-type="float" office:value="8.075">
            <text:p>8.0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6.086">
            <text:p>6.086</text:p>
          </table:table-cell>
          <table:table-cell office:value-type="float" office:value="11.96">
            <text:p>11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7.58">
            <text:p>7.58</text:p>
          </table:table-cell>
          <table:table-cell office:value-type="float" office:value="14.89">
            <text:p>14.8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9.864">
            <text:p>9.864</text:p>
          </table:table-cell>
          <table:table-cell office:value-type="float" office:value="19.38">
            <text:p>19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10.75">
            <text:p>10.75</text:p>
          </table:table-cell>
          <table:table-cell office:value-type="float" office:value="21.12">
            <text:p>21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0.07407">
            <text:p>0.07407</text:p>
          </table:table-cell>
          <table:table-cell office:value-type="float" office:value="0.1455">
            <text:p>0.145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1.111">
            <text:p>1.111</text:p>
          </table:table-cell>
          <table:table-cell office:value-type="float" office:value="2.182">
            <text:p>2.18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-2.827">
            <text:p>-2.827</text:p>
          </table:table-cell>
          <table:table-cell office:value-type="float" office:value="5.553">
            <text:p>5.5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-4.074">
            <text:p>-4.074</text:p>
          </table:table-cell>
          <table:table-cell office:value-type="float" office:value="8.002">
            <text:p>8.0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28.04">
            <text:p>28.04</text:p>
          </table:table-cell>
          <table:table-cell office:value-type="float" office:value="63.52">
            <text:p>63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1.037">
            <text:p>1.037</text:p>
          </table:table-cell>
          <table:table-cell office:value-type="float" office:value="2.037">
            <text:p>2.03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0.04938">
            <text:p>0.04938</text:p>
          </table:table-cell>
          <table:table-cell office:value-type="float" office:value="0.09699">
            <text:p>0.0969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0.04938">
            <text:p>0.04938</text:p>
          </table:table-cell>
          <table:table-cell office:value-type="float" office:value="0.097">
            <text:p>0.097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4.889">
            <text:p>4.889</text:p>
          </table:table-cell>
          <table:table-cell office:value-type="float" office:value="9.603">
            <text:p>9.6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5.123">
            <text:p>5.123</text:p>
          </table:table-cell>
          <table:table-cell office:value-type="float" office:value="10.06">
            <text:p>10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1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1:40:28</dc:date>
    <dc:creator>Morgan Fine-Morris</dc:creator>
    <meta:document-statistic meta:table-count="2" meta:cell-count="4487" meta:object-count="0"/>
    <meta:generator>OpenOffice/4.1.1$Unix OpenOffice.org_project/411m6$Build-9775</meta:generator>
  </office:meta>
</office:document-meta>
</file>